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Normal 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BIN NUM</text:p>
          </table:table-cell>
          <table:table-cell office:value-type="string" calcext:value-type="string">
            <text:p>PHI EFF</text:p>
          </table:table-cell>
          <table:table-cell office:value-type="string" calcext:value-type="string">
            <text:p>ETA EFF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LAYER</text:p>
          </table:table-cell>
          <table:table-cell table:number-columns-repeated="2"/>
          <table:table-cell table:style-name="ce1" office:value-type="string" calcext:value-type="string">
            <text:p>-60V Layers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BIN NUM</text:p>
          </table:table-cell>
          <table:table-cell office:value-type="string" calcext:value-type="string">
            <text:p>PHI EFF</text:p>
          </table:table-cell>
          <table:table-cell office:value-type="string" calcext:value-type="string">
            <text:p>ETA EFF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LAYER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04142.70196" calcext:value-type="float">
            <text:p>204142.70196</text:p>
          </table:table-cell>
          <table:table-cell office:value-type="float" office:value="6" calcext:value-type="float">
            <text:p>6</text:p>
          </table:table-cell>
          <table:table-cell office:value-type="float" office:value="0.955459" calcext:value-type="float">
            <text:p>0.955459</text:p>
          </table:table-cell>
          <table:table-cell office:value-type="float" office:value="0.950853" calcext:value-type="float">
            <text:p>0.950853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5.25" calcext:value-type="float">
            <text:p>-15.25</text:p>
          </table:table-cell>
          <table:table-cell office:value-type="float" office:value="137178.578153" calcext:value-type="float">
            <text:p>137178.578153</text:p>
          </table:table-cell>
          <table:table-cell office:value-type="float" office:value="9" calcext:value-type="float">
            <text:p>9</text:p>
          </table:table-cell>
          <table:table-cell office:value-type="float" office:value="0.936717" calcext:value-type="float">
            <text:p>0.936717</text:p>
          </table:table-cell>
          <table:table-cell office:value-type="float" office:value="0.948467" calcext:value-type="float">
            <text:p>0.948467</text:p>
          </table:table-cell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5.75" calcext:value-type="float">
            <text:p>-15.75</text:p>
          </table:table-cell>
          <table:table-cell office:value-type="float" office:value="232075.891083" calcext:value-type="float">
            <text:p>232075.891083</text:p>
          </table:table-cell>
          <table:table-cell office:value-type="float" office:value="7" calcext:value-type="float">
            <text:p>7</text:p>
          </table:table-cell>
          <table:table-cell office:value-type="float" office:value="0.955422" calcext:value-type="float">
            <text:p>0.955422</text:p>
          </table:table-cell>
          <table:table-cell office:value-type="float" office:value="0.931425" calcext:value-type="float">
            <text:p>0.931425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14.25" calcext:value-type="float">
            <text:p>-14.25</text:p>
          </table:table-cell>
          <table:table-cell office:value-type="float" office:value="121772.951352" calcext:value-type="float">
            <text:p>121772.951352</text:p>
          </table:table-cell>
          <table:table-cell office:value-type="float" office:value="14" calcext:value-type="float">
            <text:p>14</text:p>
          </table:table-cell>
          <table:table-cell office:value-type="float" office:value="0.917325" calcext:value-type="float">
            <text:p>0.917325</text:p>
          </table:table-cell>
          <table:table-cell office:value-type="float" office:value="0.89454" calcext:value-type="float">
            <text:p>0.89454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233767.716497" calcext:value-type="float">
            <text:p>233767.716497</text:p>
          </table:table-cell>
          <table:table-cell office:value-type="float" office:value="8" calcext:value-type="float">
            <text:p>8</text:p>
          </table:table-cell>
          <table:table-cell office:value-type="float" office:value="0.952262" calcext:value-type="float">
            <text:p>0.952262</text:p>
          </table:table-cell>
          <table:table-cell office:value-type="float" office:value="0.928411" calcext:value-type="float">
            <text:p>0.928411</text:p>
          </table:table-cell>
          <table:table-cell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115237.838921" calcext:value-type="float">
            <text:p>115237.838921</text:p>
          </table:table-cell>
          <table:table-cell office:value-type="float" office:value="21" calcext:value-type="float">
            <text:p>21</text:p>
          </table:table-cell>
          <table:table-cell office:value-type="float" office:value="0.91075" calcext:value-type="float">
            <text:p>0.91075</text:p>
          </table:table-cell>
          <table:table-cell office:value-type="float" office:value="0.928609" calcext:value-type="float">
            <text:p>0.928609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226983.023572" calcext:value-type="float">
            <text:p>226983.023572</text:p>
          </table:table-cell>
          <table:table-cell office:value-type="float" office:value="11" calcext:value-type="float">
            <text:p>11</text:p>
          </table:table-cell>
          <table:table-cell office:value-type="float" office:value="0.949602" calcext:value-type="float">
            <text:p>0.949602</text:p>
          </table:table-cell>
          <table:table-cell office:value-type="float" office:value="0.912871" calcext:value-type="float">
            <text:p>0.912871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2.25" calcext:value-type="float">
            <text:p>-12.25</text:p>
          </table:table-cell>
          <table:table-cell office:value-type="float" office:value="134976.140866" calcext:value-type="float">
            <text:p>134976.140866</text:p>
          </table:table-cell>
          <table:table-cell office:value-type="float" office:value="24" calcext:value-type="float">
            <text:p>24</text:p>
          </table:table-cell>
          <table:table-cell office:value-type="float" office:value="0.672517" calcext:value-type="float">
            <text:p>0.672517</text:p>
          </table:table-cell>
          <table:table-cell office:value-type="float" office:value="0.914254" calcext:value-type="float">
            <text:p>0.914254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4.75" calcext:value-type="float">
            <text:p>-14.75</text:p>
          </table:table-cell>
          <table:table-cell office:value-type="float" office:value="220583.10026" calcext:value-type="float">
            <text:p>220583.10026</text:p>
          </table:table-cell>
          <table:table-cell office:value-type="float" office:value="12" calcext:value-type="float">
            <text:p>12</text:p>
          </table:table-cell>
          <table:table-cell office:value-type="float" office:value="0.949742" calcext:value-type="float">
            <text:p>0.949742</text:p>
          </table:table-cell>
          <table:table-cell office:value-type="float" office:value="0.904825" calcext:value-type="float">
            <text:p>0.904825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11.5" calcext:value-type="float">
            <text:p>-11.5</text:p>
          </table:table-cell>
          <table:table-cell office:value-type="float" office:value="142049.259244" calcext:value-type="float">
            <text:p>142049.259244</text:p>
          </table:table-cell>
          <table:table-cell office:value-type="float" office:value="28" calcext:value-type="float">
            <text:p>28</text:p>
          </table:table-cell>
          <table:table-cell office:value-type="float" office:value="0.950835" calcext:value-type="float">
            <text:p>0.950835</text:p>
          </table:table-cell>
          <table:table-cell office:value-type="float" office:value="0.927189" calcext:value-type="float">
            <text:p>0.927189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234038.481075" calcext:value-type="float">
            <text:p>234038.481075</text:p>
          </table:table-cell>
          <table:table-cell office:value-type="float" office:value="13" calcext:value-type="float">
            <text:p>13</text:p>
          </table:table-cell>
          <table:table-cell office:value-type="float" office:value="0.946711" calcext:value-type="float">
            <text:p>0.946711</text:p>
          </table:table-cell>
          <table:table-cell office:value-type="float" office:value="0.839082" calcext:value-type="float">
            <text:p>0.839082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1.25" calcext:value-type="float">
            <text:p>-11.25</text:p>
          </table:table-cell>
          <table:table-cell office:value-type="float" office:value="123700.204978" calcext:value-type="float">
            <text:p>123700.204978</text:p>
          </table:table-cell>
          <table:table-cell office:value-type="float" office:value="29" calcext:value-type="float">
            <text:p>29</text:p>
          </table:table-cell>
          <table:table-cell office:value-type="float" office:value="0.936516" calcext:value-type="float">
            <text:p>0.936516</text:p>
          </table:table-cell>
          <table:table-cell office:value-type="float" office:value="0.948872" calcext:value-type="float">
            <text:p>0.948872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22878.26697" calcext:value-type="float">
            <text:p>222878.26697</text:p>
          </table:table-cell>
          <table:table-cell office:value-type="float" office:value="16" calcext:value-type="float">
            <text:p>16</text:p>
          </table:table-cell>
          <table:table-cell office:value-type="float" office:value="0.95642" calcext:value-type="float">
            <text:p>0.95642</text:p>
          </table:table-cell>
          <table:table-cell office:value-type="float" office:value="0.933462" calcext:value-type="float">
            <text:p>0.93346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0.25" calcext:value-type="float">
            <text:p>-10.25</text:p>
          </table:table-cell>
          <table:table-cell office:value-type="float" office:value="129235.274052" calcext:value-type="float">
            <text:p>129235.274052</text:p>
          </table:table-cell>
          <table:table-cell office:value-type="float" office:value="34" calcext:value-type="float">
            <text:p>34</text:p>
          </table:table-cell>
          <table:table-cell office:value-type="float" office:value="0.923396" calcext:value-type="float">
            <text:p>0.923396</text:p>
          </table:table-cell>
          <table:table-cell office:value-type="float" office:value="0.896766" calcext:value-type="float">
            <text:p>0.896766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3.75" calcext:value-type="float">
            <text:p>-13.75</text:p>
          </table:table-cell>
          <table:table-cell office:value-type="float" office:value="211570.639714" calcext:value-type="float">
            <text:p>211570.639714</text:p>
          </table:table-cell>
          <table:table-cell office:value-type="float" office:value="17" calcext:value-type="float">
            <text:p>17</text:p>
          </table:table-cell>
          <table:table-cell office:value-type="float" office:value="0.953026" calcext:value-type="float">
            <text:p>0.953026</text:p>
          </table:table-cell>
          <table:table-cell office:value-type="float" office:value="0.930141" calcext:value-type="float">
            <text:p>0.930141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8.25" calcext:value-type="float">
            <text:p>-8.25</text:p>
          </table:table-cell>
          <table:table-cell office:value-type="float" office:value="128886.174245" calcext:value-type="float">
            <text:p>128886.174245</text:p>
          </table:table-cell>
          <table:table-cell office:value-type="float" office:value="44" calcext:value-type="float">
            <text:p>44</text:p>
          </table:table-cell>
          <table:table-cell office:value-type="float" office:value="0.917092" calcext:value-type="float">
            <text:p>0.917092</text:p>
          </table:table-cell>
          <table:table-cell office:value-type="float" office:value="0.894675" calcext:value-type="float">
            <text:p>0.894675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227815.302947" calcext:value-type="float">
            <text:p>227815.302947</text:p>
          </table:table-cell>
          <table:table-cell office:value-type="float" office:value="18" calcext:value-type="float">
            <text:p>18</text:p>
          </table:table-cell>
          <table:table-cell office:value-type="float" office:value="0.950872" calcext:value-type="float">
            <text:p>0.950872</text:p>
          </table:table-cell>
          <table:table-cell office:value-type="float" office:value="0.928498" calcext:value-type="float">
            <text:p>0.928498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6.25" calcext:value-type="float">
            <text:p>-6.25</text:p>
          </table:table-cell>
          <table:table-cell office:value-type="float" office:value="111435.707786" calcext:value-type="float">
            <text:p>111435.707786</text:p>
          </table:table-cell>
          <table:table-cell office:value-type="float" office:value="54" calcext:value-type="float">
            <text:p>54</text:p>
          </table:table-cell>
          <table:table-cell office:value-type="float" office:value="0.908667" calcext:value-type="float">
            <text:p>0.908667</text:p>
          </table:table-cell>
          <table:table-cell office:value-type="float" office:value="0.895273" calcext:value-type="float">
            <text:p>0.895273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3.25" calcext:value-type="float">
            <text:p>-13.25</text:p>
          </table:table-cell>
          <table:table-cell office:value-type="float" office:value="226511.244185" calcext:value-type="float">
            <text:p>226511.244185</text:p>
          </table:table-cell>
          <table:table-cell office:value-type="float" office:value="19" calcext:value-type="float">
            <text:p>19</text:p>
          </table:table-cell>
          <table:table-cell office:value-type="float" office:value="0.945653" calcext:value-type="float">
            <text:p>0.945653</text:p>
          </table:table-cell>
          <table:table-cell office:value-type="float" office:value="0.92244" calcext:value-type="float">
            <text:p>0.92244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4.75" calcext:value-type="float">
            <text:p>-4.75</text:p>
          </table:table-cell>
          <table:table-cell office:value-type="float" office:value="110347.155649" calcext:value-type="float">
            <text:p>110347.155649</text:p>
          </table:table-cell>
          <table:table-cell office:value-type="float" office:value="62" calcext:value-type="float">
            <text:p>62</text:p>
          </table:table-cell>
          <table:table-cell office:value-type="float" office:value="0.866226" calcext:value-type="float">
            <text:p>0.866226</text:p>
          </table:table-cell>
          <table:table-cell office:value-type="float" office:value="0.87356" calcext:value-type="float">
            <text:p>0.8735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2.75" calcext:value-type="float">
            <text:p>-12.75</text:p>
          </table:table-cell>
          <table:table-cell office:value-type="float" office:value="257635.727314" calcext:value-type="float">
            <text:p>257635.727314</text:p>
          </table:table-cell>
          <table:table-cell office:value-type="float" office:value="22" calcext:value-type="float">
            <text:p>22</text:p>
          </table:table-cell>
          <table:table-cell office:value-type="float" office:value="0.966093" calcext:value-type="float">
            <text:p>0.966093</text:p>
          </table:table-cell>
          <table:table-cell office:value-type="float" office:value="0.96966" calcext:value-type="float">
            <text:p>0.96966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117405.923667" calcext:value-type="float">
            <text:p>117405.923667</text:p>
          </table:table-cell>
          <table:table-cell office:value-type="float" office:value="83" calcext:value-type="float">
            <text:p>83</text:p>
          </table:table-cell>
          <table:table-cell office:value-type="float" office:value="0.975763" calcext:value-type="float">
            <text:p>0.975763</text:p>
          </table:table-cell>
          <table:table-cell office:value-type="float" office:value="0.943305" calcext:value-type="float">
            <text:p>0.943305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238341.326044" calcext:value-type="float">
            <text:p>238341.326044</text:p>
          </table:table-cell>
          <table:table-cell office:value-type="float" office:value="23" calcext:value-type="float">
            <text:p>23</text:p>
          </table:table-cell>
          <table:table-cell office:value-type="float" office:value="0.942312" calcext:value-type="float">
            <text:p>0.942312</text:p>
          </table:table-cell>
          <table:table-cell office:value-type="float" office:value="0.924042" calcext:value-type="float">
            <text:p>0.924042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40354.440314" calcext:value-type="float">
            <text:p>140354.440314</text:p>
          </table:table-cell>
          <table:table-cell office:value-type="float" office:value="98" calcext:value-type="float">
            <text:p>98</text:p>
          </table:table-cell>
          <table:table-cell office:value-type="float" office:value="0.943868" calcext:value-type="float">
            <text:p>0.943868</text:p>
          </table:table-cell>
          <table:table-cell office:value-type="float" office:value="0.924731" calcext:value-type="float">
            <text:p>0.9247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50239.099514" calcext:value-type="float">
            <text:p>250239.099514</text:p>
          </table:table-cell>
          <table:table-cell office:value-type="float" office:value="26" calcext:value-type="float">
            <text:p>26</text:p>
          </table:table-cell>
          <table:table-cell office:value-type="float" office:value="0.963356" calcext:value-type="float">
            <text:p>0.963356</text:p>
          </table:table-cell>
          <table:table-cell office:value-type="float" office:value="0.940922" calcext:value-type="float">
            <text:p>0.940922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1613.664392" calcext:value-type="float">
            <text:p>141613.664392</text:p>
          </table:table-cell>
          <table:table-cell office:value-type="float" office:value="111" calcext:value-type="float">
            <text:p>111</text:p>
          </table:table-cell>
          <table:table-cell office:value-type="float" office:value="0.934403" calcext:value-type="float">
            <text:p>0.934403</text:p>
          </table:table-cell>
          <table:table-cell office:value-type="float" office:value="0.91872" calcext:value-type="float">
            <text:p>0.918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75" calcext:value-type="float">
            <text:p>-11.75</text:p>
          </table:table-cell>
          <table:table-cell office:value-type="float" office:value="213946.647816" calcext:value-type="float">
            <text:p>213946.647816</text:p>
          </table:table-cell>
          <table:table-cell office:value-type="float" office:value="27" calcext:value-type="float">
            <text:p>27</text:p>
          </table:table-cell>
          <table:table-cell office:value-type="float" office:value="0.957151" calcext:value-type="float">
            <text:p>0.957151</text:p>
          </table:table-cell>
          <table:table-cell office:value-type="float" office:value="0.936956" calcext:value-type="float">
            <text:p>0.936956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141479.659757" calcext:value-type="float">
            <text:p>141479.659757</text:p>
          </table:table-cell>
          <table:table-cell office:value-type="float" office:value="113" calcext:value-type="float">
            <text:p>113</text:p>
          </table:table-cell>
          <table:table-cell office:value-type="float" office:value="0.931029" calcext:value-type="float">
            <text:p>0.931029</text:p>
          </table:table-cell>
          <table:table-cell office:value-type="float" office:value="0.909179" calcext:value-type="float">
            <text:p>0.9091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24093.744515" calcext:value-type="float">
            <text:p>224093.744515</text:p>
          </table:table-cell>
          <table:table-cell office:value-type="float" office:value="31" calcext:value-type="float">
            <text:p>31</text:p>
          </table:table-cell>
          <table:table-cell office:value-type="float" office:value="0.948637" calcext:value-type="float">
            <text:p>0.948637</text:p>
          </table:table-cell>
          <table:table-cell office:value-type="float" office:value="0.951617" calcext:value-type="float">
            <text:p>0.951617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.75" calcext:value-type="float">
            <text:p>11.75</text:p>
          </table:table-cell>
          <table:table-cell office:value-type="float" office:value="129441.04817" calcext:value-type="float">
            <text:p>129441.04817</text:p>
          </table:table-cell>
          <table:table-cell office:value-type="float" office:value="144" calcext:value-type="float">
            <text:p>144</text:p>
          </table:table-cell>
          <table:table-cell office:value-type="float" office:value="0.907909" calcext:value-type="float">
            <text:p>0.907909</text:p>
          </table:table-cell>
          <table:table-cell office:value-type="float" office:value="0.897387" calcext:value-type="float">
            <text:p>0.89738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.75" calcext:value-type="float">
            <text:p>-10.75</text:p>
          </table:table-cell>
          <table:table-cell office:value-type="float" office:value="219528.867857" calcext:value-type="float">
            <text:p>219528.867857</text:p>
          </table:table-cell>
          <table:table-cell office:value-type="float" office:value="32" calcext:value-type="float">
            <text:p>32</text:p>
          </table:table-cell>
          <table:table-cell office:value-type="float" office:value="0.950326" calcext:value-type="float">
            <text:p>0.950326</text:p>
          </table:table-cell>
          <table:table-cell office:value-type="float" office:value="0.965532" calcext:value-type="float">
            <text:p>0.965532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25" calcext:value-type="float">
            <text:p>13.25</text:p>
          </table:table-cell>
          <table:table-cell office:value-type="float" office:value="129883.313652" calcext:value-type="float">
            <text:p>129883.313652</text:p>
          </table:table-cell>
          <table:table-cell office:value-type="float" office:value="152" calcext:value-type="float">
            <text:p>152</text:p>
          </table:table-cell>
          <table:table-cell office:value-type="float" office:value="0.931639" calcext:value-type="float">
            <text:p>0.931639</text:p>
          </table:table-cell>
          <table:table-cell office:value-type="float" office:value="0.956109" calcext:value-type="float">
            <text:p>0.95610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242460.582762" calcext:value-type="float">
            <text:p>242460.582762</text:p>
          </table:table-cell>
          <table:table-cell office:value-type="float" office:value="33" calcext:value-type="float">
            <text:p>33</text:p>
          </table:table-cell>
          <table:table-cell office:value-type="float" office:value="0.948846" calcext:value-type="float">
            <text:p>0.948846</text:p>
          </table:table-cell>
          <table:table-cell office:value-type="float" office:value="0.906228" calcext:value-type="float">
            <text:p>0.906228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float" office:value="126223.848157" calcext:value-type="float">
            <text:p>126223.848157</text:p>
          </table:table-cell>
          <table:table-cell office:value-type="float" office:value="154" calcext:value-type="float">
            <text:p>154</text:p>
          </table:table-cell>
          <table:table-cell office:value-type="float" office:value="0.574549" calcext:value-type="float">
            <text:p>0.574549</text:p>
          </table:table-cell>
          <table:table-cell office:value-type="float" office:value="0.904342" calcext:value-type="float">
            <text:p>0.90434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31631.027117" calcext:value-type="float">
            <text:p>231631.027117</text:p>
          </table:table-cell>
          <table:table-cell office:value-type="float" office:value="36" calcext:value-type="float">
            <text:p>36</text:p>
          </table:table-cell>
          <table:table-cell office:value-type="float" office:value="0.953585" calcext:value-type="float">
            <text:p>0.953585</text:p>
          </table:table-cell>
          <table:table-cell office:value-type="float" office:value="0.932996" calcext:value-type="float">
            <text:p>0.932996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.25" calcext:value-type="float">
            <text:p>14.25</text:p>
          </table:table-cell>
          <table:table-cell office:value-type="float" office:value="145503.447843" calcext:value-type="float">
            <text:p>145503.447843</text:p>
          </table:table-cell>
          <table:table-cell office:value-type="float" office:value="157" calcext:value-type="float">
            <text:p>157</text:p>
          </table:table-cell>
          <table:table-cell office:value-type="float" office:value="0.950117" calcext:value-type="float">
            <text:p>0.950117</text:p>
          </table:table-cell>
          <table:table-cell office:value-type="float" office:value="0.936113" calcext:value-type="float">
            <text:p>0.9361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.75" calcext:value-type="float">
            <text:p>-9.75</text:p>
          </table:table-cell>
          <table:table-cell office:value-type="float" office:value="243019.406121" calcext:value-type="float">
            <text:p>243019.406121</text:p>
          </table:table-cell>
          <table:table-cell office:value-type="float" office:value="37" calcext:value-type="float">
            <text:p>37</text:p>
          </table:table-cell>
          <table:table-cell office:value-type="float" office:value="0.955658" calcext:value-type="float">
            <text:p>0.955658</text:p>
          </table:table-cell>
          <table:table-cell office:value-type="float" office:value="0.930195" calcext:value-type="float">
            <text:p>0.93019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122832.610102" calcext:value-type="float">
            <text:p>122832.610102</text:p>
          </table:table-cell>
          <table:table-cell office:value-type="float" office:value="158" calcext:value-type="float">
            <text:p>158</text:p>
          </table:table-cell>
          <table:table-cell office:value-type="float" office:value="0.925625" calcext:value-type="float">
            <text:p>0.925625</text:p>
          </table:table-cell>
          <table:table-cell office:value-type="float" office:value="0.930517" calcext:value-type="float">
            <text:p>0.9305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258399.562603" calcext:value-type="float">
            <text:p>258399.562603</text:p>
          </table:table-cell>
          <table:table-cell office:value-type="float" office:value="38" calcext:value-type="float">
            <text:p>38</text:p>
          </table:table-cell>
          <table:table-cell office:value-type="float" office:value="0.952675" calcext:value-type="float">
            <text:p>0.952675</text:p>
          </table:table-cell>
          <table:table-cell office:value-type="float" office:value="0.926594" calcext:value-type="float">
            <text:p>0.926594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.75" calcext:value-type="float">
            <text:p>14.75</text:p>
          </table:table-cell>
          <table:table-cell office:value-type="float" office:value="133399.073309" calcext:value-type="float">
            <text:p>133399.073309</text:p>
          </table:table-cell>
          <table:table-cell office:value-type="float" office:value="159" calcext:value-type="float">
            <text:p>159</text:p>
          </table:table-cell>
          <table:table-cell office:value-type="float" office:value="0.929702" calcext:value-type="float">
            <text:p>0.929702</text:p>
          </table:table-cell>
          <table:table-cell office:value-type="float" office:value="0.923921" calcext:value-type="float">
            <text:p>0.92392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.25" calcext:value-type="float">
            <text:p>-9.25</text:p>
          </table:table-cell>
          <table:table-cell office:value-type="float" office:value="250839.166909" calcext:value-type="float">
            <text:p>250839.166909</text:p>
          </table:table-cell>
          <table:table-cell office:value-type="float" office:value="39" calcext:value-type="float">
            <text:p>39</text:p>
          </table:table-cell>
          <table:table-cell office:value-type="float" office:value="0.947474" calcext:value-type="float">
            <text:p>0.947474</text:p>
          </table:table-cell>
          <table:table-cell office:value-type="float" office:value="0.923357" calcext:value-type="float">
            <text:p>0.923357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178049.158722" calcext:value-type="float">
            <text:p>178049.158722</text:p>
          </table:table-cell>
          <table:table-cell office:value-type="float" office:value="163" calcext:value-type="float">
            <text:p>163</text:p>
          </table:table-cell>
          <table:table-cell office:value-type="float" office:value="0.93953" calcext:value-type="float">
            <text:p>0.93953</text:p>
          </table:table-cell>
          <table:table-cell office:value-type="float" office:value="0.905354" calcext:value-type="float">
            <text:p>0.90535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14398.493148" calcext:value-type="float">
            <text:p>214398.493148</text:p>
          </table:table-cell>
          <table:table-cell office:value-type="float" office:value="41" calcext:value-type="float">
            <text:p>41</text:p>
          </table:table-cell>
          <table:table-cell office:value-type="float" office:value="0.946079" calcext:value-type="float">
            <text:p>0.946079</text:p>
          </table:table-cell>
          <table:table-cell office:value-type="float" office:value="0.9139" calcext:value-type="float">
            <text:p>0.9139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.75" calcext:value-type="float">
            <text:p>15.75</text:p>
          </table:table-cell>
          <table:table-cell office:value-type="float" office:value="153139.255342" calcext:value-type="float">
            <text:p>153139.255342</text:p>
          </table:table-cell>
          <table:table-cell office:value-type="float" office:value="164" calcext:value-type="float">
            <text:p>164</text:p>
          </table:table-cell>
          <table:table-cell office:value-type="float" office:value="0.888255" calcext:value-type="float">
            <text:p>0.888255</text:p>
          </table:table-cell>
          <table:table-cell office:value-type="float" office:value="0.902059" calcext:value-type="float">
            <text:p>0.90205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.75" calcext:value-type="float">
            <text:p>-8.75</text:p>
          </table:table-cell>
          <table:table-cell office:value-type="float" office:value="253661.366986" calcext:value-type="float">
            <text:p>253661.366986</text:p>
          </table:table-cell>
          <table:table-cell office:value-type="float" office:value="42" calcext:value-type="float">
            <text:p>42</text:p>
          </table:table-cell>
          <table:table-cell office:value-type="float" office:value="0.953303" calcext:value-type="float">
            <text:p>0.953303</text:p>
          </table:table-cell>
          <table:table-cell office:value-type="float" office:value="0.910195" calcext:value-type="float">
            <text:p>0.910195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.75" calcext:value-type="float">
            <text:p>16.75</text:p>
          </table:table-cell>
          <table:table-cell office:value-type="float" office:value="133573.413511" calcext:value-type="float">
            <text:p>133573.413511</text:p>
          </table:table-cell>
          <table:table-cell office:value-type="float" office:value="169" calcext:value-type="float">
            <text:p>169</text:p>
          </table:table-cell>
          <table:table-cell office:value-type="float" office:value="0.918104" calcext:value-type="float">
            <text:p>0.918104</text:p>
          </table:table-cell>
          <table:table-cell office:value-type="float" office:value="0.916959" calcext:value-type="float">
            <text:p>0.91695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239931.277569" calcext:value-type="float">
            <text:p>239931.277569</text:p>
          </table:table-cell>
          <table:table-cell office:value-type="float" office:value="43" calcext:value-type="float">
            <text:p>43</text:p>
          </table:table-cell>
          <table:table-cell office:value-type="float" office:value="0.948549" calcext:value-type="float">
            <text:p>0.948549</text:p>
          </table:table-cell>
          <table:table-cell office:value-type="float" office:value="0.905394" calcext:value-type="float">
            <text:p>0.905394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32918.205663" calcext:value-type="float">
            <text:p>232918.205663</text:p>
          </table:table-cell>
          <table:table-cell office:value-type="float" office:value="46" calcext:value-type="float">
            <text:p>46</text:p>
          </table:table-cell>
          <table:table-cell office:value-type="float" office:value="0.950336" calcext:value-type="float">
            <text:p>0.950336</text:p>
          </table:table-cell>
          <table:table-cell office:value-type="float" office:value="0.931471" calcext:value-type="float">
            <text:p>0.93147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-140V layers</text:p>
          </table:table-cell>
          <table:table-cell table:number-columns-repeated="6"/>
        </table:table-row>
        <table:table-row table:style-name="ro1">
          <table:table-cell office:value-type="float" office:value="-7.75" calcext:value-type="float">
            <text:p>-7.75</text:p>
          </table:table-cell>
          <table:table-cell office:value-type="float" office:value="246838.058269" calcext:value-type="float">
            <text:p>246838.058269</text:p>
          </table:table-cell>
          <table:table-cell office:value-type="float" office:value="47" calcext:value-type="float">
            <text:p>47</text:p>
          </table:table-cell>
          <table:table-cell office:value-type="float" office:value="0.952549" calcext:value-type="float">
            <text:p>0.952549</text:p>
          </table:table-cell>
          <table:table-cell office:value-type="float" office:value="0.929911" calcext:value-type="float">
            <text:p>0.92991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64033.1373138" calcext:value-type="float">
            <text:p>64033.1373138</text:p>
          </table:table-cell>
          <table:table-cell office:value-type="float" office:value="71" calcext:value-type="float">
            <text:p>71</text:p>
          </table:table-cell>
          <table:table-cell office:value-type="float" office:value="0.718337" calcext:value-type="float">
            <text:p>0.718337</text:p>
          </table:table-cell>
          <table:table-cell office:value-type="float" office:value="0.821693" calcext:value-type="float">
            <text:p>0.82169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243905.963793" calcext:value-type="float">
            <text:p>243905.963793</text:p>
          </table:table-cell>
          <table:table-cell office:value-type="float" office:value="48" calcext:value-type="float">
            <text:p>48</text:p>
          </table:table-cell>
          <table:table-cell office:value-type="float" office:value="0.950735" calcext:value-type="float">
            <text:p>0.950735</text:p>
          </table:table-cell>
          <table:table-cell office:value-type="float" office:value="0.958221" calcext:value-type="float">
            <text:p>0.95822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76756.4203126" calcext:value-type="float">
            <text:p>76756.4203126</text:p>
          </table:table-cell>
          <table:table-cell office:value-type="float" office:value="94" calcext:value-type="float">
            <text:p>94</text:p>
          </table:table-cell>
          <table:table-cell office:value-type="float" office:value="0.829644" calcext:value-type="float">
            <text:p>0.829644</text:p>
          </table:table-cell>
          <table:table-cell office:value-type="float" office:value="0.89313" calcext:value-type="float">
            <text:p>0.893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.25" calcext:value-type="float">
            <text:p>-7.25</text:p>
          </table:table-cell>
          <table:table-cell office:value-type="float" office:value="265950.917208" calcext:value-type="float">
            <text:p>265950.917208</text:p>
          </table:table-cell>
          <table:table-cell office:value-type="float" office:value="49" calcext:value-type="float">
            <text:p>49</text:p>
          </table:table-cell>
          <table:table-cell office:value-type="float" office:value="0.943987" calcext:value-type="float">
            <text:p>0.943987</text:p>
          </table:table-cell>
          <table:table-cell office:value-type="float" office:value="0.920842" calcext:value-type="float">
            <text:p>0.92084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.25" calcext:value-type="float">
            <text:p>5.25</text:p>
          </table:table-cell>
          <table:table-cell office:value-type="float" office:value="91256.6826855" calcext:value-type="float">
            <text:p>91256.6826855</text:p>
          </table:table-cell>
          <table:table-cell office:value-type="float" office:value="112" calcext:value-type="float">
            <text:p>112</text:p>
          </table:table-cell>
          <table:table-cell office:value-type="float" office:value="0.921973" calcext:value-type="float">
            <text:p>0.921973</text:p>
          </table:table-cell>
          <table:table-cell office:value-type="float" office:value="0.906436" calcext:value-type="float">
            <text:p>0.9064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17303.461464" calcext:value-type="float">
            <text:p>217303.461464</text:p>
          </table:table-cell>
          <table:table-cell office:value-type="float" office:value="51" calcext:value-type="float">
            <text:p>51</text:p>
          </table:table-cell>
          <table:table-cell office:value-type="float" office:value="0.947272" calcext:value-type="float">
            <text:p>0.947272</text:p>
          </table:table-cell>
          <table:table-cell office:value-type="float" office:value="0.912269" calcext:value-type="float">
            <text:p>0.912269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3329.6457697" calcext:value-type="float">
            <text:p>73329.6457697</text:p>
          </table:table-cell>
          <table:table-cell office:value-type="float" office:value="131" calcext:value-type="float">
            <text:p>131</text:p>
          </table:table-cell>
          <table:table-cell office:value-type="float" office:value="0.86068" calcext:value-type="float">
            <text:p>0.86068</text:p>
          </table:table-cell>
          <table:table-cell office:value-type="float" office:value="0.900503" calcext:value-type="float">
            <text:p>0.9005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75" calcext:value-type="float">
            <text:p>-6.75</text:p>
          </table:table-cell>
          <table:table-cell office:value-type="float" office:value="240918.817347" calcext:value-type="float">
            <text:p>240918.817347</text:p>
          </table:table-cell>
          <table:table-cell office:value-type="float" office:value="52" calcext:value-type="float">
            <text:p>52</text:p>
          </table:table-cell>
          <table:table-cell office:value-type="float" office:value="0.950826" calcext:value-type="float">
            <text:p>0.950826</text:p>
          </table:table-cell>
          <table:table-cell office:value-type="float" office:value="0.907867" calcext:value-type="float">
            <text:p>0.907867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.25" calcext:value-type="float">
            <text:p>9.25</text:p>
          </table:table-cell>
          <table:table-cell office:value-type="float" office:value="85088.4959123" calcext:value-type="float">
            <text:p>85088.4959123</text:p>
          </table:table-cell>
          <table:table-cell office:value-type="float" office:value="132" calcext:value-type="float">
            <text:p>132</text:p>
          </table:table-cell>
          <table:table-cell office:value-type="float" office:value="0.930869" calcext:value-type="float">
            <text:p>0.930869</text:p>
          </table:table-cell>
          <table:table-cell office:value-type="float" office:value="0.900479" calcext:value-type="float">
            <text:p>0.90047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252295.92043" calcext:value-type="float">
            <text:p>252295.92043</text:p>
          </table:table-cell>
          <table:table-cell office:value-type="float" office:value="53" calcext:value-type="float">
            <text:p>53</text:p>
          </table:table-cell>
          <table:table-cell office:value-type="float" office:value="0.950144" calcext:value-type="float">
            <text:p>0.950144</text:p>
          </table:table-cell>
          <table:table-cell office:value-type="float" office:value="0.906219" calcext:value-type="float">
            <text:p>0.906219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18965.503996" calcext:value-type="float">
            <text:p>218965.503996</text:p>
          </table:table-cell>
          <table:table-cell office:value-type="float" office:value="56" calcext:value-type="float">
            <text:p>56</text:p>
          </table:table-cell>
          <table:table-cell office:value-type="float" office:value="0.948467" calcext:value-type="float">
            <text:p>0.948467</text:p>
          </table:table-cell>
          <table:table-cell office:value-type="float" office:value="0.931982" calcext:value-type="float">
            <text:p>0.93198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-5.75" calcext:value-type="float">
            <text:p>-5.75</text:p>
          </table:table-cell>
          <table:table-cell office:value-type="float" office:value="261904.433838" calcext:value-type="float">
            <text:p>261904.433838</text:p>
          </table:table-cell>
          <table:table-cell office:value-type="float" office:value="57" calcext:value-type="float">
            <text:p>57</text:p>
          </table:table-cell>
          <table:table-cell office:value-type="float" office:value="0.955224" calcext:value-type="float">
            <text:p>0.955224</text:p>
          </table:table-cell>
          <table:table-cell office:value-type="float" office:value="0.961356" calcext:value-type="float">
            <text:p>0.961356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-200V layers</text:p>
          </table:table-cell>
          <table:table-cell table:number-columns-repeated="6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225453.41466" calcext:value-type="float">
            <text:p>225453.41466</text:p>
          </table:table-cell>
          <table:table-cell office:value-type="float" office:value="58" calcext:value-type="float">
            <text:p>58</text:p>
          </table:table-cell>
          <table:table-cell office:value-type="float" office:value="0.950434" calcext:value-type="float">
            <text:p>0.950434</text:p>
          </table:table-cell>
          <table:table-cell office:value-type="float" office:value="0.924742" calcext:value-type="float">
            <text:p>0.92474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54026.7802723" calcext:value-type="float">
            <text:p>54026.7802723</text:p>
          </table:table-cell>
          <table:table-cell office:value-type="float" office:value="82" calcext:value-type="float">
            <text:p>82</text:p>
          </table:table-cell>
          <table:table-cell office:value-type="float" office:value="0.883969" calcext:value-type="float">
            <text:p>0.883969</text:p>
          </table:table-cell>
          <table:table-cell office:value-type="float" office:value="0.857279" calcext:value-type="float">
            <text:p>0.85727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5.25" calcext:value-type="float">
            <text:p>-5.25</text:p>
          </table:table-cell>
          <table:table-cell office:value-type="float" office:value="256461.15088" calcext:value-type="float">
            <text:p>256461.15088</text:p>
          </table:table-cell>
          <table:table-cell office:value-type="float" office:value="59" calcext:value-type="float">
            <text:p>59</text:p>
          </table:table-cell>
          <table:table-cell office:value-type="float" office:value="0.946573" calcext:value-type="float">
            <text:p>0.946573</text:p>
          </table:table-cell>
          <table:table-cell office:value-type="float" office:value="0.92322" calcext:value-type="float">
            <text:p>0.9232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205431.16761" calcext:value-type="float">
            <text:p>205431.16761</text:p>
          </table:table-cell>
          <table:table-cell office:value-type="float" office:value="61" calcext:value-type="float">
            <text:p>61</text:p>
          </table:table-cell>
          <table:table-cell office:value-type="float" office:value="0.92769" calcext:value-type="float">
            <text:p>0.92769</text:p>
          </table:table-cell>
          <table:table-cell office:value-type="float" office:value="0.915787" calcext:value-type="float">
            <text:p>0.915787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230005.441539" calcext:value-type="float">
            <text:p>230005.441539</text:p>
          </table:table-cell>
          <table:table-cell office:value-type="float" office:value="63" calcext:value-type="float">
            <text:p>63</text:p>
          </table:table-cell>
          <table:table-cell office:value-type="float" office:value="0.952844" calcext:value-type="float">
            <text:p>0.952844</text:p>
          </table:table-cell>
          <table:table-cell office:value-type="float" office:value="0.911915" calcext:value-type="float">
            <text:p>0.911915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-4.25" calcext:value-type="float">
            <text:p>-4.25</text:p>
          </table:table-cell>
          <table:table-cell office:value-type="float" office:value="232219.25105" calcext:value-type="float">
            <text:p>232219.25105</text:p>
          </table:table-cell>
          <table:table-cell office:value-type="float" office:value="64" calcext:value-type="float">
            <text:p>64</text:p>
          </table:table-cell>
          <table:table-cell office:value-type="float" office:value="0.943201" calcext:value-type="float">
            <text:p>0.943201</text:p>
          </table:table-cell>
          <table:table-cell office:value-type="float" office:value="0.951156" calcext:value-type="float">
            <text:p>0.951156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27586.685733" calcext:value-type="float">
            <text:p>227586.685733</text:p>
          </table:table-cell>
          <table:table-cell office:value-type="float" office:value="66" calcext:value-type="float">
            <text:p>66</text:p>
          </table:table-cell>
          <table:table-cell office:value-type="float" office:value="0.949207" calcext:value-type="float">
            <text:p>0.949207</text:p>
          </table:table-cell>
          <table:table-cell office:value-type="float" office:value="0.929931" calcext:value-type="float">
            <text:p>0.92993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260077.745487" calcext:value-type="float">
            <text:p>260077.745487</text:p>
          </table:table-cell>
          <table:table-cell office:value-type="float" office:value="67" calcext:value-type="float">
            <text:p>67</text:p>
          </table:table-cell>
          <table:table-cell office:value-type="float" office:value="0.952786" calcext:value-type="float">
            <text:p>0.952786</text:p>
          </table:table-cell>
          <table:table-cell office:value-type="float" office:value="0.955112" calcext:value-type="float">
            <text:p>0.95511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237404.387734" calcext:value-type="float">
            <text:p>237404.387734</text:p>
          </table:table-cell>
          <table:table-cell office:value-type="float" office:value="68" calcext:value-type="float">
            <text:p>68</text:p>
          </table:table-cell>
          <table:table-cell office:value-type="float" office:value="0.950305" calcext:value-type="float">
            <text:p>0.950305</text:p>
          </table:table-cell>
          <table:table-cell office:value-type="float" office:value="0.942612" calcext:value-type="float">
            <text:p>0.94261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276772.232085" calcext:value-type="float">
            <text:p>276772.232085</text:p>
          </table:table-cell>
          <table:table-cell office:value-type="float" office:value="69" calcext:value-type="float">
            <text:p>69</text:p>
          </table:table-cell>
          <table:table-cell office:value-type="float" office:value="0.943514" calcext:value-type="float">
            <text:p>0.943514</text:p>
          </table:table-cell>
          <table:table-cell office:value-type="float" office:value="0.915413" calcext:value-type="float">
            <text:p>0.91541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d</text:p>
          </table:table-cell>
          <table:table-cell table:number-columns-repeated="8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192661.332161" calcext:value-type="float">
            <text:p>192661.332161</text:p>
          </table:table-cell>
          <table:table-cell office:value-type="float" office:value="73" calcext:value-type="float">
            <text:p>73</text:p>
          </table:table-cell>
          <table:table-cell office:value-type="float" office:value="0.958819" calcext:value-type="float">
            <text:p>0.958819</text:p>
          </table:table-cell>
          <table:table-cell office:value-type="float" office:value="0.924038" calcext:value-type="float">
            <text:p>0.92403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float" office:value="271693.091782" calcext:value-type="float">
            <text:p>271693.091782</text:p>
          </table:table-cell>
          <table:table-cell office:value-type="float" office:value="74" calcext:value-type="float">
            <text:p>74</text:p>
          </table:table-cell>
          <table:table-cell office:value-type="float" office:value="0.961829" calcext:value-type="float">
            <text:p>0.961829</text:p>
          </table:table-cell>
          <table:table-cell office:value-type="float" office:value="0.920117" calcext:value-type="float">
            <text:p>0.92011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55217.426118" calcext:value-type="float">
            <text:p>255217.426118</text:p>
          </table:table-cell>
          <table:table-cell office:value-type="float" office:value="76" calcext:value-type="float">
            <text:p>76</text:p>
          </table:table-cell>
          <table:table-cell office:value-type="float" office:value="0.949684" calcext:value-type="float">
            <text:p>0.949684</text:p>
          </table:table-cell>
          <table:table-cell office:value-type="float" office:value="0.932585" calcext:value-type="float">
            <text:p>0.93258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293516.968766" calcext:value-type="float">
            <text:p>293516.968766</text:p>
          </table:table-cell>
          <table:table-cell office:value-type="float" office:value="77" calcext:value-type="float">
            <text:p>77</text:p>
          </table:table-cell>
          <table:table-cell office:value-type="float" office:value="0.952407" calcext:value-type="float">
            <text:p>0.952407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302337.539441" calcext:value-type="float">
            <text:p>302337.539441</text:p>
          </table:table-cell>
          <table:table-cell office:value-type="float" office:value="78" calcext:value-type="float">
            <text:p>78</text:p>
          </table:table-cell>
          <table:table-cell office:value-type="float" office:value="0.950265" calcext:value-type="float">
            <text:p>0.950265</text:p>
          </table:table-cell>
          <table:table-cell office:value-type="float" office:value="0.925688" calcext:value-type="float">
            <text:p>0.92568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304430.74213" calcext:value-type="float">
            <text:p>304430.74213</text:p>
          </table:table-cell>
          <table:table-cell office:value-type="float" office:value="79" calcext:value-type="float">
            <text:p>79</text:p>
          </table:table-cell>
          <table:table-cell office:value-type="float" office:value="0.944711" calcext:value-type="float">
            <text:p>0.944711</text:p>
          </table:table-cell>
          <table:table-cell office:value-type="float" office:value="0.925034" calcext:value-type="float">
            <text:p>0.92503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8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d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718.75855" calcext:value-type="float">
            <text:p>206718.75855</text:p>
          </table:table-cell>
          <table:table-cell office:value-type="float" office:value="91" calcext:value-type="float">
            <text:p>91</text:p>
          </table:table-cell>
          <table:table-cell office:value-type="float" office:value="0.950729" calcext:value-type="float">
            <text:p>0.950729</text:p>
          </table:table-cell>
          <table:table-cell office:value-type="float" office:value="0.886812" calcext:value-type="float">
            <text:p>0.8868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22053.147352" calcext:value-type="float">
            <text:p>222053.147352</text:p>
          </table:table-cell>
          <table:table-cell office:value-type="float" office:value="92" calcext:value-type="float">
            <text:p>92</text:p>
          </table:table-cell>
          <table:table-cell office:value-type="float" office:value="0.952547" calcext:value-type="float">
            <text:p>0.952547</text:p>
          </table:table-cell>
          <table:table-cell office:value-type="float" office:value="0.895882" calcext:value-type="float">
            <text:p>0.8958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52629.238521" calcext:value-type="float">
            <text:p>252629.238521</text:p>
          </table:table-cell>
          <table:table-cell office:value-type="float" office:value="93" calcext:value-type="float">
            <text:p>93</text:p>
          </table:table-cell>
          <table:table-cell office:value-type="float" office:value="0.952499" calcext:value-type="float">
            <text:p>0.952499</text:p>
          </table:table-cell>
          <table:table-cell office:value-type="float" office:value="0.963704" calcext:value-type="float">
            <text:p>0.9637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064.425141" calcext:value-type="float">
            <text:p>213064.425141</text:p>
          </table:table-cell>
          <table:table-cell office:value-type="float" office:value="96" calcext:value-type="float">
            <text:p>96</text:p>
          </table:table-cell>
          <table:table-cell office:value-type="float" office:value="0.932976" calcext:value-type="float">
            <text:p>0.932976</text:p>
          </table:table-cell>
          <table:table-cell office:value-type="float" office:value="0.936612" calcext:value-type="float">
            <text:p>0.9366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45501.834213" calcext:value-type="float">
            <text:p>245501.834213</text:p>
          </table:table-cell>
          <table:table-cell office:value-type="float" office:value="97" calcext:value-type="float">
            <text:p>97</text:p>
          </table:table-cell>
          <table:table-cell office:value-type="float" office:value="0.954094" calcext:value-type="float">
            <text:p>0.954094</text:p>
          </table:table-cell>
          <table:table-cell office:value-type="float" office:value="0.957621" calcext:value-type="float">
            <text:p>0.9576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31670.101926" calcext:value-type="float">
            <text:p>231670.101926</text:p>
          </table:table-cell>
          <table:table-cell office:value-type="float" office:value="99" calcext:value-type="float">
            <text:p>99</text:p>
          </table:table-cell>
          <table:table-cell office:value-type="float" office:value="0.946989" calcext:value-type="float">
            <text:p>0.946989</text:p>
          </table:table-cell>
          <table:table-cell office:value-type="float" office:value="0.922513" calcext:value-type="float">
            <text:p>0.9225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4212.312161" calcext:value-type="float">
            <text:p>214212.312161</text:p>
          </table:table-cell>
          <table:table-cell office:value-type="float" office:value="101" calcext:value-type="float">
            <text:p>101</text:p>
          </table:table-cell>
          <table:table-cell office:value-type="float" office:value="0.938708" calcext:value-type="float">
            <text:p>0.938708</text:p>
          </table:table-cell>
          <table:table-cell office:value-type="float" office:value="0.914672" calcext:value-type="float">
            <text:p>0.9146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76699.840263" calcext:value-type="float">
            <text:p>276699.840263</text:p>
          </table:table-cell>
          <table:table-cell office:value-type="float" office:value="102" calcext:value-type="float">
            <text:p>102</text:p>
          </table:table-cell>
          <table:table-cell office:value-type="float" office:value="0.936826" calcext:value-type="float">
            <text:p>0.936826</text:p>
          </table:table-cell>
          <table:table-cell office:value-type="float" office:value="0.912268" calcext:value-type="float">
            <text:p>0.9122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93287.382262" calcext:value-type="float">
            <text:p>193287.382262</text:p>
          </table:table-cell>
          <table:table-cell office:value-type="float" office:value="103" calcext:value-type="float">
            <text:p>103</text:p>
          </table:table-cell>
          <table:table-cell office:value-type="float" office:value="0.94026" calcext:value-type="float">
            <text:p>0.94026</text:p>
          </table:table-cell>
          <table:table-cell office:value-type="float" office:value="0.938693" calcext:value-type="float">
            <text:p>0.93869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29867.690543" calcext:value-type="float">
            <text:p>229867.690543</text:p>
          </table:table-cell>
          <table:table-cell office:value-type="float" office:value="104" calcext:value-type="float">
            <text:p>104</text:p>
          </table:table-cell>
          <table:table-cell office:value-type="float" office:value="0.938082" calcext:value-type="float">
            <text:p>0.938082</text:p>
          </table:table-cell>
          <table:table-cell office:value-type="float" office:value="0.901227" calcext:value-type="float">
            <text:p>0.9012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2896.881433" calcext:value-type="float">
            <text:p>212896.881433</text:p>
          </table:table-cell>
          <table:table-cell office:value-type="float" office:value="106" calcext:value-type="float">
            <text:p>106</text:p>
          </table:table-cell>
          <table:table-cell office:value-type="float" office:value="0.953048" calcext:value-type="float">
            <text:p>0.953048</text:p>
          </table:table-cell>
          <table:table-cell office:value-type="float" office:value="0.962448" calcext:value-type="float">
            <text:p>0.9624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35437.043852" calcext:value-type="float">
            <text:p>235437.043852</text:p>
          </table:table-cell>
          <table:table-cell office:value-type="float" office:value="107" calcext:value-type="float">
            <text:p>107</text:p>
          </table:table-cell>
          <table:table-cell office:value-type="float" office:value="0.953237" calcext:value-type="float">
            <text:p>0.953237</text:p>
          </table:table-cell>
          <table:table-cell office:value-type="float" office:value="0.93221" calcext:value-type="float">
            <text:p>0.932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39200.098617" calcext:value-type="float">
            <text:p>239200.098617</text:p>
          </table:table-cell>
          <table:table-cell office:value-type="float" office:value="108" calcext:value-type="float">
            <text:p>108</text:p>
          </table:table-cell>
          <table:table-cell office:value-type="float" office:value="0.948074" calcext:value-type="float">
            <text:p>0.948074</text:p>
          </table:table-cell>
          <table:table-cell office:value-type="float" office:value="0.92799" calcext:value-type="float">
            <text:p>0.927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249541.31511" calcext:value-type="float">
            <text:p>249541.31511</text:p>
          </table:table-cell>
          <table:table-cell office:value-type="float" office:value="109" calcext:value-type="float">
            <text:p>109</text:p>
          </table:table-cell>
          <table:table-cell office:value-type="float" office:value="0.943364" calcext:value-type="float">
            <text:p>0.943364</text:p>
          </table:table-cell>
          <table:table-cell office:value-type="float" office:value="0.924147" calcext:value-type="float">
            <text:p>0.92414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240636.290254" calcext:value-type="float">
            <text:p>240636.290254</text:p>
          </table:table-cell>
          <table:table-cell office:value-type="float" office:value="114" calcext:value-type="float">
            <text:p>114</text:p>
          </table:table-cell>
          <table:table-cell office:value-type="float" office:value="0.946323" calcext:value-type="float">
            <text:p>0.946323</text:p>
          </table:table-cell>
          <table:table-cell office:value-type="float" office:value="0.907771" calcext:value-type="float">
            <text:p>0.9077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0383.465401" calcext:value-type="float">
            <text:p>240383.465401</text:p>
          </table:table-cell>
          <table:table-cell office:value-type="float" office:value="116" calcext:value-type="float">
            <text:p>116</text:p>
          </table:table-cell>
          <table:table-cell office:value-type="float" office:value="0.952856" calcext:value-type="float">
            <text:p>0.952856</text:p>
          </table:table-cell>
          <table:table-cell office:value-type="float" office:value="0.932595" calcext:value-type="float">
            <text:p>0.9325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236481.25323" calcext:value-type="float">
            <text:p>236481.25323</text:p>
          </table:table-cell>
          <table:table-cell office:value-type="float" office:value="117" calcext:value-type="float">
            <text:p>117</text:p>
          </table:table-cell>
          <table:table-cell office:value-type="float" office:value="0.914576" calcext:value-type="float">
            <text:p>0.914576</text:p>
          </table:table-cell>
          <table:table-cell office:value-type="float" office:value="0.930309" calcext:value-type="float">
            <text:p>0.93030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38137.906988" calcext:value-type="float">
            <text:p>238137.906988</text:p>
          </table:table-cell>
          <table:table-cell office:value-type="float" office:value="118" calcext:value-type="float">
            <text:p>118</text:p>
          </table:table-cell>
          <table:table-cell office:value-type="float" office:value="0.949781" calcext:value-type="float">
            <text:p>0.949781</text:p>
          </table:table-cell>
          <table:table-cell office:value-type="float" office:value="0.926525" calcext:value-type="float">
            <text:p>0.9265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268381.288555" calcext:value-type="float">
            <text:p>268381.288555</text:p>
          </table:table-cell>
          <table:table-cell office:value-type="float" office:value="119" calcext:value-type="float">
            <text:p>119</text:p>
          </table:table-cell>
          <table:table-cell office:value-type="float" office:value="0.945524" calcext:value-type="float">
            <text:p>0.945524</text:p>
          </table:table-cell>
          <table:table-cell office:value-type="float" office:value="0.952705" calcext:value-type="float">
            <text:p>0.95270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563.897021" calcext:value-type="float">
            <text:p>216563.897021</text:p>
          </table:table-cell>
          <table:table-cell office:value-type="float" office:value="121" calcext:value-type="float">
            <text:p>121</text:p>
          </table:table-cell>
          <table:table-cell office:value-type="float" office:value="0.942248" calcext:value-type="float">
            <text:p>0.942248</text:p>
          </table:table-cell>
          <table:table-cell office:value-type="float" office:value="0.842632" calcext:value-type="float">
            <text:p>0.8426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32886.277688" calcext:value-type="float">
            <text:p>232886.277688</text:p>
          </table:table-cell>
          <table:table-cell office:value-type="float" office:value="122" calcext:value-type="float">
            <text:p>122</text:p>
          </table:table-cell>
          <table:table-cell office:value-type="float" office:value="0.950398" calcext:value-type="float">
            <text:p>0.950398</text:p>
          </table:table-cell>
          <table:table-cell office:value-type="float" office:value="0.91417" calcext:value-type="float">
            <text:p>0.914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66021.685389" calcext:value-type="float">
            <text:p>266021.685389</text:p>
          </table:table-cell>
          <table:table-cell office:value-type="float" office:value="123" calcext:value-type="float">
            <text:p>123</text:p>
          </table:table-cell>
          <table:table-cell office:value-type="float" office:value="0.950301" calcext:value-type="float">
            <text:p>0.950301</text:p>
          </table:table-cell>
          <table:table-cell office:value-type="float" office:value="0.911654" calcext:value-type="float">
            <text:p>0.9116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251256.813683" calcext:value-type="float">
            <text:p>251256.813683</text:p>
          </table:table-cell>
          <table:table-cell office:value-type="float" office:value="124" calcext:value-type="float">
            <text:p>124</text:p>
          </table:table-cell>
          <table:table-cell office:value-type="float" office:value="0.93625" calcext:value-type="float">
            <text:p>0.93625</text:p>
          </table:table-cell>
          <table:table-cell office:value-type="float" office:value="0.905415" calcext:value-type="float">
            <text:p>0.9054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5981.816833" calcext:value-type="float">
            <text:p>235981.816833</text:p>
          </table:table-cell>
          <table:table-cell office:value-type="float" office:value="126" calcext:value-type="float">
            <text:p>126</text:p>
          </table:table-cell>
          <table:table-cell office:value-type="float" office:value="0.959096" calcext:value-type="float">
            <text:p>0.959096</text:p>
          </table:table-cell>
          <table:table-cell office:value-type="float" office:value="0.939066" calcext:value-type="float">
            <text:p>0.9390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224276.890393" calcext:value-type="float">
            <text:p>224276.890393</text:p>
          </table:table-cell>
          <table:table-cell office:value-type="float" office:value="127" calcext:value-type="float">
            <text:p>127</text:p>
          </table:table-cell>
          <table:table-cell office:value-type="float" office:value="0.948701" calcext:value-type="float">
            <text:p>0.948701</text:p>
          </table:table-cell>
          <table:table-cell office:value-type="float" office:value="0.955549" calcext:value-type="float">
            <text:p>0.9555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67174.939711" calcext:value-type="float">
            <text:p>267174.939711</text:p>
          </table:table-cell>
          <table:table-cell office:value-type="float" office:value="128" calcext:value-type="float">
            <text:p>128</text:p>
          </table:table-cell>
          <table:table-cell office:value-type="float" office:value="0.955182" calcext:value-type="float">
            <text:p>0.955182</text:p>
          </table:table-cell>
          <table:table-cell office:value-type="float" office:value="0.933656" calcext:value-type="float">
            <text:p>0.9336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36422.015658" calcext:value-type="float">
            <text:p>236422.015658</text:p>
          </table:table-cell>
          <table:table-cell office:value-type="float" office:value="129" calcext:value-type="float">
            <text:p>129</text:p>
          </table:table-cell>
          <table:table-cell office:value-type="float" office:value="0.947009" calcext:value-type="float">
            <text:p>0.947009</text:p>
          </table:table-cell>
          <table:table-cell office:value-type="float" office:value="0.927823" calcext:value-type="float">
            <text:p>0.9278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18393.454567" calcext:value-type="float">
            <text:p>218393.454567</text:p>
          </table:table-cell>
          <table:table-cell office:value-type="float" office:value="133" calcext:value-type="float">
            <text:p>133</text:p>
          </table:table-cell>
          <table:table-cell office:value-type="float" office:value="0.952742" calcext:value-type="float">
            <text:p>0.952742</text:p>
          </table:table-cell>
          <table:table-cell office:value-type="float" office:value="0.91482" calcext:value-type="float">
            <text:p>0.914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266642.196186" calcext:value-type="float">
            <text:p>266642.196186</text:p>
          </table:table-cell>
          <table:table-cell office:value-type="float" office:value="134" calcext:value-type="float">
            <text:p>134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71368" calcext:value-type="float">
            <text:p>0.9713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042.749888" calcext:value-type="float">
            <text:p>232042.749888</text:p>
          </table:table-cell>
          <table:table-cell office:value-type="float" office:value="136" calcext:value-type="float">
            <text:p>136</text:p>
          </table:table-cell>
          <table:table-cell office:value-type="float" office:value="0.956807" calcext:value-type="float">
            <text:p>0.956807</text:p>
          </table:table-cell>
          <table:table-cell office:value-type="float" office:value="0.960057" calcext:value-type="float">
            <text:p>0.9600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231501.697549" calcext:value-type="float">
            <text:p>231501.697549</text:p>
          </table:table-cell>
          <table:table-cell office:value-type="float" office:value="137" calcext:value-type="float">
            <text:p>137</text:p>
          </table:table-cell>
          <table:table-cell office:value-type="float" office:value="0.953161" calcext:value-type="float">
            <text:p>0.953161</text:p>
          </table:table-cell>
          <table:table-cell office:value-type="float" office:value="0.931804" calcext:value-type="float">
            <text:p>0.9318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9182.851929" calcext:value-type="float">
            <text:p>259182.851929</text:p>
          </table:table-cell>
          <table:table-cell office:value-type="float" office:value="138" calcext:value-type="float">
            <text:p>138</text:p>
          </table:table-cell>
          <table:table-cell office:value-type="float" office:value="0.951836" calcext:value-type="float">
            <text:p>0.951836</text:p>
          </table:table-cell>
          <table:table-cell office:value-type="float" office:value="0.928637" calcext:value-type="float">
            <text:p>0.92863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240153.605206" calcext:value-type="float">
            <text:p>240153.605206</text:p>
          </table:table-cell>
          <table:table-cell office:value-type="float" office:value="139" calcext:value-type="float">
            <text:p>139</text:p>
          </table:table-cell>
          <table:table-cell office:value-type="float" office:value="0.925773" calcext:value-type="float">
            <text:p>0.925773</text:p>
          </table:table-cell>
          <table:table-cell office:value-type="float" office:value="0.923777" calcext:value-type="float">
            <text:p>0.9237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2935.664383" calcext:value-type="float">
            <text:p>212935.664383</text:p>
          </table:table-cell>
          <table:table-cell office:value-type="float" office:value="141" calcext:value-type="float">
            <text:p>141</text:p>
          </table:table-cell>
          <table:table-cell office:value-type="float" office:value="0.948997" calcext:value-type="float">
            <text:p>0.948997</text:p>
          </table:table-cell>
          <table:table-cell office:value-type="float" office:value="0.915959" calcext:value-type="float">
            <text:p>0.9159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249393.564891" calcext:value-type="float">
            <text:p>249393.564891</text:p>
          </table:table-cell>
          <table:table-cell office:value-type="float" office:value="142" calcext:value-type="float">
            <text:p>142</text:p>
          </table:table-cell>
          <table:table-cell office:value-type="float" office:value="0.952053" calcext:value-type="float">
            <text:p>0.952053</text:p>
          </table:table-cell>
          <table:table-cell office:value-type="float" office:value="0.960666" calcext:value-type="float">
            <text:p>0.9606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30129.579333" calcext:value-type="float">
            <text:p>230129.579333</text:p>
          </table:table-cell>
          <table:table-cell office:value-type="float" office:value="143" calcext:value-type="float">
            <text:p>143</text:p>
          </table:table-cell>
          <table:table-cell office:value-type="float" office:value="0.902753" calcext:value-type="float">
            <text:p>0.902753</text:p>
          </table:table-cell>
          <table:table-cell office:value-type="float" office:value="0.907046" calcext:value-type="float">
            <text:p>0.9070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6962.146312" calcext:value-type="float">
            <text:p>236962.146312</text:p>
          </table:table-cell>
          <table:table-cell office:value-type="float" office:value="146" calcext:value-type="float">
            <text:p>146</text:p>
          </table:table-cell>
          <table:table-cell office:value-type="float" office:value="0.957498" calcext:value-type="float">
            <text:p>0.957498</text:p>
          </table:table-cell>
          <table:table-cell office:value-type="float" office:value="0.962657" calcext:value-type="float">
            <text:p>0.96265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241074.398461" calcext:value-type="float">
            <text:p>241074.398461</text:p>
          </table:table-cell>
          <table:table-cell office:value-type="float" office:value="147" calcext:value-type="float">
            <text:p>147</text:p>
          </table:table-cell>
          <table:table-cell office:value-type="float" office:value="0.954952" calcext:value-type="float">
            <text:p>0.954952</text:p>
          </table:table-cell>
          <table:table-cell office:value-type="float" office:value="0.935108" calcext:value-type="float">
            <text:p>0.9351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57696.742678" calcext:value-type="float">
            <text:p>257696.742678</text:p>
          </table:table-cell>
          <table:table-cell office:value-type="float" office:value="148" calcext:value-type="float">
            <text:p>148</text:p>
          </table:table-cell>
          <table:table-cell office:value-type="float" office:value="0.953798" calcext:value-type="float">
            <text:p>0.953798</text:p>
          </table:table-cell>
          <table:table-cell office:value-type="float" office:value="0.956719" calcext:value-type="float">
            <text:p>0.9567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230740.345222" calcext:value-type="float">
            <text:p>230740.345222</text:p>
          </table:table-cell>
          <table:table-cell office:value-type="float" office:value="149" calcext:value-type="float">
            <text:p>149</text:p>
          </table:table-cell>
          <table:table-cell office:value-type="float" office:value="0.943518" calcext:value-type="float">
            <text:p>0.943518</text:p>
          </table:table-cell>
          <table:table-cell office:value-type="float" office:value="0.924566" calcext:value-type="float">
            <text:p>0.92456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741.092325" calcext:value-type="float">
            <text:p>209741.092325</text:p>
          </table:table-cell>
          <table:table-cell office:value-type="float" office:value="151" calcext:value-type="float">
            <text:p>151</text:p>
          </table:table-cell>
          <table:table-cell office:value-type="float" office:value="0.945503" calcext:value-type="float">
            <text:p>0.945503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245915.235351" calcext:value-type="float">
            <text:p>245915.235351</text:p>
          </table:table-cell>
          <table:table-cell office:value-type="float" office:value="153" calcext:value-type="float">
            <text:p>153</text:p>
          </table:table-cell>
          <table:table-cell office:value-type="float" office:value="0.947209" calcext:value-type="float">
            <text:p>0.947209</text:p>
          </table:table-cell>
          <table:table-cell office:value-type="float" office:value="0.958909" calcext:value-type="float">
            <text:p>0.95890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243.67241" calcext:value-type="float">
            <text:p>238243.67241</text:p>
          </table:table-cell>
          <table:table-cell office:value-type="float" office:value="156" calcext:value-type="float">
            <text:p>156</text:p>
          </table:table-cell>
          <table:table-cell office:value-type="float" office:value="0.965722" calcext:value-type="float">
            <text:p>0.965722</text:p>
          </table:table-cell>
          <table:table-cell office:value-type="float" office:value="0.944821" calcext:value-type="float">
            <text:p>0.94482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1606.162434" calcext:value-type="float">
            <text:p>251606.162434</text:p>
          </table:table-cell>
          <table:table-cell office:value-type="float" office:value="161" calcext:value-type="float">
            <text:p>161</text:p>
          </table:table-cell>
          <table:table-cell office:value-type="float" office:value="0.934777" calcext:value-type="float">
            <text:p>0.934777</text:p>
          </table:table-cell>
          <table:table-cell office:value-type="float" office:value="0.923457" calcext:value-type="float">
            <text:p>0.92345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253285.347111" calcext:value-type="float">
            <text:p>253285.347111</text:p>
          </table:table-cell>
          <table:table-cell office:value-type="float" office:value="162" calcext:value-type="float">
            <text:p>162</text:p>
          </table:table-cell>
          <table:table-cell office:value-type="float" office:value="0.954504" calcext:value-type="float">
            <text:p>0.954504</text:p>
          </table:table-cell>
          <table:table-cell office:value-type="float" office:value="0.963448" calcext:value-type="float">
            <text:p>0.9634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928.603339" calcext:value-type="float">
            <text:p>238928.603339</text:p>
          </table:table-cell>
          <table:table-cell office:value-type="float" office:value="166" calcext:value-type="float">
            <text:p>166</text:p>
          </table:table-cell>
          <table:table-cell office:value-type="float" office:value="0.954084" calcext:value-type="float">
            <text:p>0.954084</text:p>
          </table:table-cell>
          <table:table-cell office:value-type="float" office:value="0.935503" calcext:value-type="float">
            <text:p>0.9355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233894.749186" calcext:value-type="float">
            <text:p>233894.749186</text:p>
          </table:table-cell>
          <table:table-cell office:value-type="float" office:value="167" calcext:value-type="float">
            <text:p>167</text:p>
          </table:table-cell>
          <table:table-cell office:value-type="float" office:value="0.955487" calcext:value-type="float">
            <text:p>0.955487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80335.996639" calcext:value-type="float">
            <text:p>280335.996639</text:p>
          </table:table-cell>
          <table:table-cell office:value-type="float" office:value="168" calcext:value-type="float">
            <text:p>168</text:p>
          </table:table-cell>
          <table:table-cell office:value-type="float" office:value="0.951165" calcext:value-type="float">
            <text:p>0.951165</text:p>
          </table:table-cell>
          <table:table-cell office:value-type="float" office:value="0.926822" calcext:value-type="float">
            <text:p>0.9268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204142.70196" calcext:value-type="float">
            <text:p>204142.70196</text:p>
          </table:table-cell>
          <table:table-cell table:number-columns-repeated="2"/>
          <table:table-cell office:value-type="float" office:value="303528.064300689" calcext:value-type="float">
            <text:p>303528.064300689</text:p>
          </table:table-cell>
        </table:table-row>
        <table:table-row table:style-name="ro1">
          <table:table-cell/>
          <table:table-cell office:value-type="float" office:value="232075.891083" calcext:value-type="float">
            <text:p>232075.891083</text:p>
          </table:table-cell>
          <table:table-cell table:number-columns-repeated="2"/>
          <table:table-cell office:value-type="float" office:value="352312.100588505" calcext:value-type="float">
            <text:p>352312.100588505</text:p>
          </table:table-cell>
        </table:table-row>
        <table:table-row table:style-name="ro1">
          <table:table-cell/>
          <table:table-cell office:value-type="float" office:value="233767.716497" calcext:value-type="float">
            <text:p>233767.716497</text:p>
          </table:table-cell>
          <table:table-cell table:number-columns-repeated="2"/>
          <table:table-cell office:value-type="float" office:value="350774.87686314" calcext:value-type="float">
            <text:p>350774.87686314</text:p>
          </table:table-cell>
        </table:table-row>
        <table:table-row table:style-name="ro1">
          <table:table-cell/>
          <table:table-cell office:value-type="float" office:value="226983.023572" calcext:value-type="float">
            <text:p>226983.023572</text:p>
          </table:table-cell>
          <table:table-cell table:number-columns-repeated="2"/>
          <table:table-cell office:value-type="float" office:value="332765.470517924" calcext:value-type="float">
            <text:p>332765.470517924</text:p>
          </table:table-cell>
        </table:table-row>
        <table:table-row table:style-name="ro1">
          <table:table-cell/>
          <table:table-cell office:value-type="float" office:value="220583.10026" calcext:value-type="float">
            <text:p>220583.10026</text:p>
          </table:table-cell>
          <table:table-cell table:number-columns-repeated="2"/>
          <table:table-cell office:value-type="float" office:value="334289.964739592" calcext:value-type="float">
            <text:p>334289.964739592</text:p>
          </table:table-cell>
        </table:table-row>
        <table:table-row table:style-name="ro1">
          <table:table-cell/>
          <table:table-cell office:value-type="float" office:value="234038.481075" calcext:value-type="float">
            <text:p>234038.481075</text:p>
          </table:table-cell>
          <table:table-cell table:number-columns-repeated="2"/>
          <table:table-cell office:value-type="float" office:value="348354.230620232" calcext:value-type="float">
            <text:p>348354.230620232</text:p>
          </table:table-cell>
        </table:table-row>
        <table:table-row table:style-name="ro1">
          <table:table-cell/>
          <table:table-cell office:value-type="float" office:value="222878.26697" calcext:value-type="float">
            <text:p>222878.26697</text:p>
          </table:table-cell>
          <table:table-cell table:number-columns-repeated="2"/>
          <table:table-cell office:value-type="float" office:value="329537.642593708" calcext:value-type="float">
            <text:p>329537.642593708</text:p>
          </table:table-cell>
        </table:table-row>
        <table:table-row table:style-name="ro1">
          <table:table-cell/>
          <table:table-cell office:value-type="float" office:value="211570.639714" calcext:value-type="float">
            <text:p>211570.639714</text:p>
          </table:table-cell>
          <table:table-cell table:number-columns-repeated="2"/>
          <table:table-cell office:value-type="float" office:value="318710.436911264" calcext:value-type="float">
            <text:p>318710.436911264</text:p>
          </table:table-cell>
        </table:table-row>
        <table:table-row table:style-name="ro1">
          <table:table-cell/>
          <table:table-cell office:value-type="float" office:value="227815.302947" calcext:value-type="float">
            <text:p>227815.302947</text:p>
          </table:table-cell>
          <table:table-cell table:number-columns-repeated="2"/>
          <table:table-cell office:value-type="float" office:value="342563.821378261" calcext:value-type="float">
            <text:p>342563.821378261</text:p>
          </table:table-cell>
        </table:table-row>
        <table:table-row table:style-name="ro1">
          <table:table-cell/>
          <table:table-cell office:value-type="float" office:value="226511.244185" calcext:value-type="float">
            <text:p>226511.244185</text:p>
          </table:table-cell>
          <table:table-cell table:number-columns-repeated="2"/>
          <table:table-cell office:value-type="float" office:value="340329.552984582" calcext:value-type="float">
            <text:p>340329.552984582</text:p>
          </table:table-cell>
        </table:table-row>
        <table:table-row table:style-name="ro1">
          <table:table-cell/>
          <table:table-cell office:value-type="float" office:value="257635.727314" calcext:value-type="float">
            <text:p>257635.727314</text:p>
          </table:table-cell>
          <table:table-cell table:number-columns-repeated="2"/>
          <table:table-cell office:value-type="float" office:value="392913.478994599" calcext:value-type="float">
            <text:p>392913.478994599</text:p>
          </table:table-cell>
        </table:table-row>
        <table:table-row table:style-name="ro1">
          <table:table-cell/>
          <table:table-cell office:value-type="float" office:value="238341.326044" calcext:value-type="float">
            <text:p>238341.326044</text:p>
          </table:table-cell>
          <table:table-cell table:number-columns-repeated="2"/>
          <table:table-cell office:value-type="float" office:value="354905.198959116" calcext:value-type="float">
            <text:p>354905.198959116</text:p>
          </table:table-cell>
        </table:table-row>
        <table:table-row table:style-name="ro1">
          <table:table-cell/>
          <table:table-cell office:value-type="float" office:value="250239.099514" calcext:value-type="float">
            <text:p>250239.099514</text:p>
          </table:table-cell>
          <table:table-cell table:number-columns-repeated="2"/>
          <table:table-cell office:value-type="float" office:value="377868.439312944" calcext:value-type="float">
            <text:p>377868.439312944</text:p>
          </table:table-cell>
        </table:table-row>
        <table:table-row table:style-name="ro1">
          <table:table-cell/>
          <table:table-cell office:value-type="float" office:value="213946.647816" calcext:value-type="float">
            <text:p>213946.647816</text:p>
          </table:table-cell>
          <table:table-cell table:number-columns-repeated="2"/>
          <table:table-cell office:value-type="float" office:value="321009.955167222" calcext:value-type="float">
            <text:p>321009.955167222</text:p>
          </table:table-cell>
        </table:table-row>
        <table:table-row table:style-name="ro1">
          <table:table-cell/>
          <table:table-cell office:value-type="float" office:value="224093.744515" calcext:value-type="float">
            <text:p>224093.744515</text:p>
          </table:table-cell>
          <table:table-cell table:number-columns-repeated="2"/>
          <table:table-cell office:value-type="float" office:value="328815.362549005" calcext:value-type="float">
            <text:p>328815.362549005</text:p>
          </table:table-cell>
        </table:table-row>
        <table:table-row table:style-name="ro1">
          <table:table-cell/>
          <table:table-cell office:value-type="float" office:value="219528.867857" calcext:value-type="float">
            <text:p>219528.867857</text:p>
          </table:table-cell>
          <table:table-cell table:number-columns-repeated="2"/>
          <table:table-cell office:value-type="float" office:value="322569.162543925" calcext:value-type="float">
            <text:p>322569.162543925</text:p>
          </table:table-cell>
        </table:table-row>
        <table:table-row table:style-name="ro1">
          <table:table-cell/>
          <table:table-cell office:value-type="float" office:value="242460.582762" calcext:value-type="float">
            <text:p>242460.582762</text:p>
          </table:table-cell>
          <table:table-cell table:number-columns-repeated="2"/>
          <table:table-cell office:value-type="float" office:value="362663.598239193" calcext:value-type="float">
            <text:p>362663.598239193</text:p>
          </table:table-cell>
        </table:table-row>
        <table:table-row table:style-name="ro1">
          <table:table-cell/>
          <table:table-cell office:value-type="float" office:value="231631.027117" calcext:value-type="float">
            <text:p>231631.027117</text:p>
          </table:table-cell>
          <table:table-cell table:number-columns-repeated="2"/>
          <table:table-cell office:value-type="float" office:value="341938.230147599" calcext:value-type="float">
            <text:p>341938.230147599</text:p>
          </table:table-cell>
        </table:table-row>
        <table:table-row table:style-name="ro1">
          <table:table-cell/>
          <table:table-cell office:value-type="float" office:value="243019.406121" calcext:value-type="float">
            <text:p>243019.406121</text:p>
          </table:table-cell>
          <table:table-cell table:number-columns-repeated="2"/>
          <table:table-cell office:value-type="float" office:value="362179.563741546" calcext:value-type="float">
            <text:p>362179.563741546</text:p>
          </table:table-cell>
        </table:table-row>
        <table:table-row table:style-name="ro1">
          <table:table-cell/>
          <table:table-cell office:value-type="float" office:value="258399.562603" calcext:value-type="float">
            <text:p>258399.562603</text:p>
          </table:table-cell>
          <table:table-cell table:number-columns-repeated="2"/>
          <table:table-cell office:value-type="float" office:value="387517.467432215" calcext:value-type="float">
            <text:p>387517.467432215</text:p>
          </table:table-cell>
        </table:table-row>
        <table:table-row table:style-name="ro1">
          <table:table-cell/>
          <table:table-cell office:value-type="float" office:value="250839.166909" calcext:value-type="float">
            <text:p>250839.166909</text:p>
          </table:table-cell>
          <table:table-cell table:number-columns-repeated="2"/>
          <table:table-cell office:value-type="float" office:value="372201.0867255" calcext:value-type="float">
            <text:p>372201.0867255</text:p>
          </table:table-cell>
        </table:table-row>
        <table:table-row table:style-name="ro1">
          <table:table-cell/>
          <table:table-cell office:value-type="float" office:value="214398.493148" calcext:value-type="float">
            <text:p>214398.493148</text:p>
          </table:table-cell>
          <table:table-cell table:number-columns-repeated="2"/>
          <table:table-cell office:value-type="float" office:value="313575.29882395" calcext:value-type="float">
            <text:p>313575.29882395</text:p>
          </table:table-cell>
        </table:table-row>
        <table:table-row table:style-name="ro1">
          <table:table-cell/>
          <table:table-cell office:value-type="float" office:value="253661.366986" calcext:value-type="float">
            <text:p>253661.366986</text:p>
          </table:table-cell>
          <table:table-cell table:number-columns-repeated="2"/>
          <table:table-cell office:value-type="float" office:value="380175.286450745" calcext:value-type="float">
            <text:p>380175.286450745</text:p>
          </table:table-cell>
        </table:table-row>
        <table:table-row table:style-name="ro1">
          <table:table-cell/>
          <table:table-cell office:value-type="float" office:value="239931.277569" calcext:value-type="float">
            <text:p>239931.277569</text:p>
          </table:table-cell>
          <table:table-cell table:number-columns-repeated="2"/>
          <table:table-cell office:value-type="float" office:value="363300.728439368" calcext:value-type="float">
            <text:p>363300.728439368</text:p>
          </table:table-cell>
        </table:table-row>
        <table:table-row table:style-name="ro1">
          <table:table-cell/>
          <table:table-cell office:value-type="float" office:value="232918.205663" calcext:value-type="float">
            <text:p>232918.205663</text:p>
          </table:table-cell>
          <table:table-cell table:number-columns-repeated="2"/>
          <table:table-cell office:value-type="float" office:value="343844.667825467" calcext:value-type="float">
            <text:p>343844.667825467</text:p>
          </table:table-cell>
        </table:table-row>
        <table:table-row table:style-name="ro1">
          <table:table-cell/>
          <table:table-cell office:value-type="float" office:value="246838.058269" calcext:value-type="float">
            <text:p>246838.058269</text:p>
          </table:table-cell>
          <table:table-cell table:number-columns-repeated="2"/>
          <table:table-cell office:value-type="float" office:value="371972.472791215" calcext:value-type="float">
            <text:p>371972.472791215</text:p>
          </table:table-cell>
        </table:table-row>
        <table:table-row table:style-name="ro1">
          <table:table-cell/>
          <table:table-cell office:value-type="float" office:value="243905.963793" calcext:value-type="float">
            <text:p>243905.963793</text:p>
          </table:table-cell>
          <table:table-cell table:number-columns-repeated="2"/>
          <table:table-cell office:value-type="float" office:value="370432.997805112" calcext:value-type="float">
            <text:p>370432.997805112</text:p>
          </table:table-cell>
        </table:table-row>
        <table:table-row table:style-name="ro1">
          <table:table-cell/>
          <table:table-cell office:value-type="float" office:value="265950.917208" calcext:value-type="float">
            <text:p>265950.917208</text:p>
          </table:table-cell>
          <table:table-cell table:number-columns-repeated="2"/>
          <table:table-cell office:value-type="float" office:value="401399.204501338" calcext:value-type="float">
            <text:p>401399.204501338</text:p>
          </table:table-cell>
        </table:table-row>
        <table:table-row table:style-name="ro1">
          <table:table-cell/>
          <table:table-cell office:value-type="float" office:value="217303.461464" calcext:value-type="float">
            <text:p>217303.461464</text:p>
          </table:table-cell>
          <table:table-cell table:number-columns-repeated="2"/>
          <table:table-cell office:value-type="float" office:value="326583.70712267" calcext:value-type="float">
            <text:p>326583.70712267</text:p>
          </table:table-cell>
        </table:table-row>
        <table:table-row table:style-name="ro1">
          <table:table-cell/>
          <table:table-cell office:value-type="float" office:value="240918.817347" calcext:value-type="float">
            <text:p>240918.817347</text:p>
          </table:table-cell>
          <table:table-cell table:number-columns-repeated="2"/>
          <table:table-cell office:value-type="float" office:value="364776.421386021" calcext:value-type="float">
            <text:p>364776.421386021</text:p>
          </table:table-cell>
        </table:table-row>
        <table:table-row table:style-name="ro1">
          <table:table-cell/>
          <table:table-cell office:value-type="float" office:value="252295.92043" calcext:value-type="float">
            <text:p>252295.92043</text:p>
          </table:table-cell>
          <table:table-cell table:number-columns-repeated="2"/>
          <table:table-cell office:value-type="float" office:value="388100.915810841" calcext:value-type="float">
            <text:p>388100.915810841</text:p>
          </table:table-cell>
        </table:table-row>
        <table:table-row table:style-name="ro1">
          <table:table-cell/>
          <table:table-cell office:value-type="float" office:value="218965.503996" calcext:value-type="float">
            <text:p>218965.503996</text:p>
          </table:table-cell>
          <table:table-cell table:number-columns-repeated="2"/>
          <table:table-cell office:value-type="float" office:value="323536.569645837" calcext:value-type="float">
            <text:p>323536.569645837</text:p>
          </table:table-cell>
        </table:table-row>
        <table:table-row table:style-name="ro1">
          <table:table-cell/>
          <table:table-cell office:value-type="float" office:value="261904.433838" calcext:value-type="float">
            <text:p>261904.433838</text:p>
          </table:table-cell>
          <table:table-cell table:number-columns-repeated="2"/>
          <table:table-cell office:value-type="float" office:value="392566.429281291" calcext:value-type="float">
            <text:p>392566.429281291</text:p>
          </table:table-cell>
        </table:table-row>
        <table:table-row table:style-name="ro1">
          <table:table-cell/>
          <table:table-cell office:value-type="float" office:value="225453.41466" calcext:value-type="float">
            <text:p>225453.41466</text:p>
          </table:table-cell>
          <table:table-cell table:number-columns-repeated="2"/>
          <table:table-cell office:value-type="float" office:value="342821.856919146" calcext:value-type="float">
            <text:p>342821.856919146</text:p>
          </table:table-cell>
        </table:table-row>
        <table:table-row table:style-name="ro1">
          <table:table-cell/>
          <table:table-cell office:value-type="float" office:value="256461.15088" calcext:value-type="float">
            <text:p>256461.15088</text:p>
          </table:table-cell>
          <table:table-cell table:number-columns-repeated="2"/>
          <table:table-cell office:value-type="float" office:value="383555.40418755" calcext:value-type="float">
            <text:p>383555.40418755</text:p>
          </table:table-cell>
        </table:table-row>
        <table:table-row table:style-name="ro1">
          <table:table-cell/>
          <table:table-cell office:value-type="float" office:value="205431.16761" calcext:value-type="float">
            <text:p>205431.16761</text:p>
          </table:table-cell>
          <table:table-cell table:number-columns-repeated="2"/>
          <table:table-cell office:value-type="float" office:value="303965.743666928" calcext:value-type="float">
            <text:p>303965.743666928</text:p>
          </table:table-cell>
        </table:table-row>
        <table:table-row table:style-name="ro1">
          <table:table-cell/>
          <table:table-cell office:value-type="float" office:value="230005.441539" calcext:value-type="float">
            <text:p>230005.441539</text:p>
          </table:table-cell>
          <table:table-cell table:number-columns-repeated="2"/>
          <table:table-cell office:value-type="float" office:value="341174.690772119" calcext:value-type="float">
            <text:p>341174.690772119</text:p>
          </table:table-cell>
        </table:table-row>
        <table:table-row table:style-name="ro1">
          <table:table-cell/>
          <table:table-cell office:value-type="float" office:value="232219.25105" calcext:value-type="float">
            <text:p>232219.25105</text:p>
          </table:table-cell>
          <table:table-cell table:number-columns-repeated="2"/>
          <table:table-cell office:value-type="float" office:value="338610.97523951" calcext:value-type="float">
            <text:p>338610.97523951</text:p>
          </table:table-cell>
        </table:table-row>
        <table:table-row table:style-name="ro1">
          <table:table-cell/>
          <table:table-cell office:value-type="float" office:value="227586.685733" calcext:value-type="float">
            <text:p>227586.685733</text:p>
          </table:table-cell>
          <table:table-cell table:number-columns-repeated="2"/>
          <table:table-cell office:value-type="float" office:value="335791.471480361" calcext:value-type="float">
            <text:p>335791.471480361</text:p>
          </table:table-cell>
        </table:table-row>
        <table:table-row table:style-name="ro1">
          <table:table-cell/>
          <table:table-cell office:value-type="float" office:value="260077.745487" calcext:value-type="float">
            <text:p>260077.745487</text:p>
          </table:table-cell>
          <table:table-cell table:number-columns-repeated="2"/>
          <table:table-cell office:value-type="float" office:value="388271.570406867" calcext:value-type="float">
            <text:p>388271.570406867</text:p>
          </table:table-cell>
        </table:table-row>
        <table:table-row table:style-name="ro1">
          <table:table-cell/>
          <table:table-cell office:value-type="float" office:value="237404.387734" calcext:value-type="float">
            <text:p>237404.387734</text:p>
          </table:table-cell>
          <table:table-cell table:number-columns-repeated="2"/>
          <table:table-cell office:value-type="float" office:value="354319.255181267" calcext:value-type="float">
            <text:p>354319.255181267</text:p>
          </table:table-cell>
        </table:table-row>
        <table:table-row table:style-name="ro1">
          <table:table-cell/>
          <table:table-cell office:value-type="float" office:value="276772.232085" calcext:value-type="float">
            <text:p>276772.232085</text:p>
          </table:table-cell>
          <table:table-cell table:number-columns-repeated="2"/>
          <table:table-cell office:value-type="float" office:value="411295.301985074" calcext:value-type="float">
            <text:p>411295.301985074</text:p>
          </table:table-cell>
        </table:table-row>
        <table:table-row table:style-name="ro1">
          <table:table-cell/>
          <table:table-cell office:value-type="float" office:value="192661.332161" calcext:value-type="float">
            <text:p>192661.332161</text:p>
          </table:table-cell>
          <table:table-cell table:number-columns-repeated="2"/>
          <table:table-cell office:value-type="float" office:value="285759.884910684" calcext:value-type="float">
            <text:p>285759.884910684</text:p>
          </table:table-cell>
        </table:table-row>
        <table:table-row table:style-name="ro1">
          <table:table-cell/>
          <table:table-cell office:value-type="float" office:value="271693.091782" calcext:value-type="float">
            <text:p>271693.091782</text:p>
          </table:table-cell>
          <table:table-cell table:number-columns-repeated="2"/>
          <table:table-cell office:value-type="float" office:value="397822.971523206" calcext:value-type="float">
            <text:p>397822.971523206</text:p>
          </table:table-cell>
        </table:table-row>
        <table:table-row table:style-name="ro1">
          <table:table-cell/>
          <table:table-cell office:value-type="float" office:value="255217.426118" calcext:value-type="float">
            <text:p>255217.426118</text:p>
          </table:table-cell>
          <table:table-cell table:number-columns-repeated="2"/>
          <table:table-cell office:value-type="float" office:value="379709.678591405" calcext:value-type="float">
            <text:p>379709.678591405</text:p>
          </table:table-cell>
        </table:table-row>
        <table:table-row table:style-name="ro1">
          <table:table-cell/>
          <table:table-cell office:value-type="float" office:value="293516.968766" calcext:value-type="float">
            <text:p>293516.968766</text:p>
          </table:table-cell>
          <table:table-cell table:number-columns-repeated="2"/>
          <table:table-cell office:value-type="float" office:value="447221.720027027" calcext:value-type="float">
            <text:p>447221.720027027</text:p>
          </table:table-cell>
        </table:table-row>
        <table:table-row table:style-name="ro1">
          <table:table-cell/>
          <table:table-cell office:value-type="float" office:value="302337.539441" calcext:value-type="float">
            <text:p>302337.539441</text:p>
          </table:table-cell>
          <table:table-cell table:number-columns-repeated="2"/>
          <table:table-cell office:value-type="float" office:value="457370.248238703" calcext:value-type="float">
            <text:p>457370.248238703</text:p>
          </table:table-cell>
        </table:table-row>
        <table:table-row table:style-name="ro1">
          <table:table-cell/>
          <table:table-cell office:value-type="float" office:value="304430.74213" calcext:value-type="float">
            <text:p>304430.74213</text:p>
          </table:table-cell>
          <table:table-cell table:number-columns-repeated="2"/>
          <table:table-cell office:value-type="float" office:value="448918.245201091" calcext:value-type="float">
            <text:p>448918.245201091</text:p>
          </table:table-cell>
        </table:table-row>
        <table:table-row table:style-name="ro1">
          <table:table-cell/>
          <table:table-cell office:value-type="float" office:value="206718.75855" calcext:value-type="float">
            <text:p>206718.75855</text:p>
          </table:table-cell>
          <table:table-cell table:number-columns-repeated="2"/>
          <table:table-cell office:value-type="float" office:value="307739.894800603" calcext:value-type="float">
            <text:p>307739.894800603</text:p>
          </table:table-cell>
        </table:table-row>
        <table:table-row table:style-name="ro1">
          <table:table-cell/>
          <table:table-cell office:value-type="float" office:value="222053.147352" calcext:value-type="float">
            <text:p>222053.147352</text:p>
          </table:table-cell>
          <table:table-cell table:number-columns-repeated="2"/>
          <table:table-cell office:value-type="float" office:value="328619.503297273" calcext:value-type="float">
            <text:p>328619.503297273</text:p>
          </table:table-cell>
        </table:table-row>
        <table:table-row table:style-name="ro1">
          <table:table-cell/>
          <table:table-cell office:value-type="float" office:value="252629.238521" calcext:value-type="float">
            <text:p>252629.238521</text:p>
          </table:table-cell>
          <table:table-cell table:number-columns-repeated="2"/>
          <table:table-cell office:value-type="float" office:value="376349.089975099" calcext:value-type="float">
            <text:p>376349.089975099</text:p>
          </table:table-cell>
        </table:table-row>
        <table:table-row table:style-name="ro1">
          <table:table-cell/>
          <table:table-cell office:value-type="float" office:value="213064.425141" calcext:value-type="float">
            <text:p>213064.425141</text:p>
          </table:table-cell>
          <table:table-cell table:number-columns-repeated="2"/>
          <table:table-cell office:value-type="float" office:value="324076.486274348" calcext:value-type="float">
            <text:p>324076.486274348</text:p>
          </table:table-cell>
        </table:table-row>
        <table:table-row table:style-name="ro1">
          <table:table-cell/>
          <table:table-cell office:value-type="float" office:value="245501.834213" calcext:value-type="float">
            <text:p>245501.834213</text:p>
          </table:table-cell>
          <table:table-cell table:number-columns-repeated="2"/>
          <table:table-cell office:value-type="float" office:value="370181.492111644" calcext:value-type="float">
            <text:p>370181.492111644</text:p>
          </table:table-cell>
        </table:table-row>
        <table:table-row table:style-name="ro1">
          <table:table-cell/>
          <table:table-cell office:value-type="float" office:value="231670.101926" calcext:value-type="float">
            <text:p>231670.101926</text:p>
          </table:table-cell>
          <table:table-cell table:number-columns-repeated="2"/>
          <table:table-cell office:value-type="float" office:value="346462.043132986" calcext:value-type="float">
            <text:p>346462.043132986</text:p>
          </table:table-cell>
        </table:table-row>
        <table:table-row table:style-name="ro1">
          <table:table-cell/>
          <table:table-cell office:value-type="float" office:value="214212.312161" calcext:value-type="float">
            <text:p>214212.312161</text:p>
          </table:table-cell>
          <table:table-cell table:number-columns-repeated="2"/>
          <table:table-cell office:value-type="float" office:value="312111.029195271" calcext:value-type="float">
            <text:p>312111.029195271</text:p>
          </table:table-cell>
        </table:table-row>
        <table:table-row table:style-name="ro1">
          <table:table-cell/>
          <table:table-cell office:value-type="float" office:value="276699.840263" calcext:value-type="float">
            <text:p>276699.840263</text:p>
          </table:table-cell>
          <table:table-cell table:number-columns-repeated="2"/>
          <table:table-cell office:value-type="float" office:value="423065.071372817" calcext:value-type="float">
            <text:p>423065.071372817</text:p>
          </table:table-cell>
        </table:table-row>
        <table:table-row table:style-name="ro1">
          <table:table-cell/>
          <table:table-cell office:value-type="float" office:value="193287.382262" calcext:value-type="float">
            <text:p>193287.382262</text:p>
          </table:table-cell>
          <table:table-cell table:number-columns-repeated="2"/>
          <table:table-cell office:value-type="float" office:value="285315.870244694" calcext:value-type="float">
            <text:p>285315.870244694</text:p>
          </table:table-cell>
        </table:table-row>
        <table:table-row table:style-name="ro1">
          <table:table-cell/>
          <table:table-cell office:value-type="float" office:value="229867.690543" calcext:value-type="float">
            <text:p>229867.690543</text:p>
          </table:table-cell>
          <table:table-cell table:number-columns-repeated="2"/>
          <table:table-cell office:value-type="float" office:value="349564.503480597" calcext:value-type="float">
            <text:p>349564.503480597</text:p>
          </table:table-cell>
        </table:table-row>
        <table:table-row table:style-name="ro1">
          <table:table-cell/>
          <table:table-cell office:value-type="float" office:value="212896.881433" calcext:value-type="float">
            <text:p>212896.881433</text:p>
          </table:table-cell>
          <table:table-cell table:number-columns-repeated="2"/>
          <table:table-cell office:value-type="float" office:value="316240.488529595" calcext:value-type="float">
            <text:p>316240.488529595</text:p>
          </table:table-cell>
        </table:table-row>
        <table:table-row table:style-name="ro1">
          <table:table-cell/>
          <table:table-cell office:value-type="float" office:value="235437.043852" calcext:value-type="float">
            <text:p>235437.043852</text:p>
          </table:table-cell>
          <table:table-cell table:number-columns-repeated="2"/>
          <table:table-cell office:value-type="float" office:value="347859.544194015" calcext:value-type="float">
            <text:p>347859.544194015</text:p>
          </table:table-cell>
        </table:table-row>
        <table:table-row table:style-name="ro1">
          <table:table-cell/>
          <table:table-cell office:value-type="float" office:value="239200.098617" calcext:value-type="float">
            <text:p>239200.098617</text:p>
          </table:table-cell>
          <table:table-cell table:number-columns-repeated="2"/>
          <table:table-cell office:value-type="float" office:value="360631.393104858" calcext:value-type="float">
            <text:p>360631.393104858</text:p>
          </table:table-cell>
        </table:table-row>
        <table:table-row table:style-name="ro1">
          <table:table-cell/>
          <table:table-cell office:value-type="float" office:value="249541.31511" calcext:value-type="float">
            <text:p>249541.31511</text:p>
          </table:table-cell>
          <table:table-cell table:number-columns-repeated="2"/>
          <table:table-cell office:value-type="float" office:value="369236.305501702" calcext:value-type="float">
            <text:p>369236.305501702</text:p>
          </table:table-cell>
        </table:table-row>
        <table:table-row table:style-name="ro1">
          <table:table-cell/>
          <table:table-cell office:value-type="float" office:value="240636.290254" calcext:value-type="float">
            <text:p>240636.290254</text:p>
          </table:table-cell>
          <table:table-cell table:number-columns-repeated="2"/>
          <table:table-cell office:value-type="float" office:value="354994.545255458" calcext:value-type="float">
            <text:p>354994.545255458</text:p>
          </table:table-cell>
        </table:table-row>
        <table:table-row table:style-name="ro1">
          <table:table-cell/>
          <table:table-cell office:value-type="float" office:value="240383.465401" calcext:value-type="float">
            <text:p>240383.465401</text:p>
          </table:table-cell>
          <table:table-cell table:number-columns-repeated="2"/>
          <table:table-cell office:value-type="float" office:value="356571.010700327" calcext:value-type="float">
            <text:p>356571.010700327</text:p>
          </table:table-cell>
        </table:table-row>
        <table:table-row table:style-name="ro1">
          <table:table-cell/>
          <table:table-cell office:value-type="float" office:value="236481.25323" calcext:value-type="float">
            <text:p>236481.25323</text:p>
          </table:table-cell>
          <table:table-cell table:number-columns-repeated="2"/>
          <table:table-cell office:value-type="float" office:value="359903.993794379" calcext:value-type="float">
            <text:p>359903.993794379</text:p>
          </table:table-cell>
        </table:table-row>
        <table:table-row table:style-name="ro1">
          <table:table-cell/>
          <table:table-cell office:value-type="float" office:value="238137.906988" calcext:value-type="float">
            <text:p>238137.906988</text:p>
          </table:table-cell>
          <table:table-cell table:number-columns-repeated="2"/>
          <table:table-cell office:value-type="float" office:value="359133.417178487" calcext:value-type="float">
            <text:p>359133.417178487</text:p>
          </table:table-cell>
        </table:table-row>
        <table:table-row table:style-name="ro1">
          <table:table-cell/>
          <table:table-cell office:value-type="float" office:value="268381.288555" calcext:value-type="float">
            <text:p>268381.288555</text:p>
          </table:table-cell>
          <table:table-cell table:number-columns-repeated="2"/>
          <table:table-cell office:value-type="float" office:value="394549.474665558" calcext:value-type="float">
            <text:p>394549.474665558</text:p>
          </table:table-cell>
        </table:table-row>
        <table:table-row table:style-name="ro1">
          <table:table-cell/>
          <table:table-cell office:value-type="float" office:value="216563.897021" calcext:value-type="float">
            <text:p>216563.897021</text:p>
          </table:table-cell>
          <table:table-cell table:number-columns-repeated="2"/>
          <table:table-cell office:value-type="float" office:value="315386.759935999" calcext:value-type="float">
            <text:p>315386.759935999</text:p>
          </table:table-cell>
        </table:table-row>
        <table:table-row table:style-name="ro1">
          <table:table-cell/>
          <table:table-cell office:value-type="float" office:value="232886.277688" calcext:value-type="float">
            <text:p>232886.277688</text:p>
          </table:table-cell>
          <table:table-cell table:number-columns-repeated="2"/>
          <table:table-cell office:value-type="float" office:value="345435.133073917" calcext:value-type="float">
            <text:p>345435.133073917</text:p>
          </table:table-cell>
        </table:table-row>
        <table:table-row table:style-name="ro1">
          <table:table-cell/>
          <table:table-cell office:value-type="float" office:value="266021.685389" calcext:value-type="float">
            <text:p>266021.685389</text:p>
          </table:table-cell>
          <table:table-cell table:number-columns-repeated="2"/>
          <table:table-cell office:value-type="float" office:value="395806.344814682" calcext:value-type="float">
            <text:p>395806.344814682</text:p>
          </table:table-cell>
        </table:table-row>
        <table:table-row table:style-name="ro1">
          <table:table-cell/>
          <table:table-cell office:value-type="float" office:value="251256.813683" calcext:value-type="float">
            <text:p>251256.813683</text:p>
          </table:table-cell>
          <table:table-cell table:number-columns-repeated="2"/>
          <table:table-cell office:value-type="float" office:value="375112.997277463" calcext:value-type="float">
            <text:p>375112.997277463</text:p>
          </table:table-cell>
        </table:table-row>
        <table:table-row table:style-name="ro1">
          <table:table-cell/>
          <table:table-cell office:value-type="float" office:value="235981.816833" calcext:value-type="float">
            <text:p>235981.816833</text:p>
          </table:table-cell>
          <table:table-cell table:number-columns-repeated="2"/>
          <table:table-cell office:value-type="float" office:value="346583.42284846" calcext:value-type="float">
            <text:p>346583.42284846</text:p>
          </table:table-cell>
        </table:table-row>
        <table:table-row table:style-name="ro1">
          <table:table-cell/>
          <table:table-cell office:value-type="float" office:value="224276.890393" calcext:value-type="float">
            <text:p>224276.890393</text:p>
          </table:table-cell>
          <table:table-cell table:number-columns-repeated="2"/>
          <table:table-cell office:value-type="float" office:value="334304.483307983" calcext:value-type="float">
            <text:p>334304.483307983</text:p>
          </table:table-cell>
        </table:table-row>
        <table:table-row table:style-name="ro1">
          <table:table-cell/>
          <table:table-cell office:value-type="float" office:value="267174.939711" calcext:value-type="float">
            <text:p>267174.939711</text:p>
          </table:table-cell>
          <table:table-cell table:number-columns-repeated="2"/>
          <table:table-cell office:value-type="float" office:value="406169.081317888" calcext:value-type="float">
            <text:p>406169.081317888</text:p>
          </table:table-cell>
        </table:table-row>
        <table:table-row table:style-name="ro1">
          <table:table-cell/>
          <table:table-cell office:value-type="float" office:value="236422.015658" calcext:value-type="float">
            <text:p>236422.015658</text:p>
          </table:table-cell>
          <table:table-cell table:number-columns-repeated="2"/>
          <table:table-cell office:value-type="float" office:value="347452.982273121" calcext:value-type="float">
            <text:p>347452.982273121</text:p>
          </table:table-cell>
        </table:table-row>
        <table:table-row table:style-name="ro1">
          <table:table-cell/>
          <table:table-cell office:value-type="float" office:value="218393.454567" calcext:value-type="float">
            <text:p>218393.454567</text:p>
          </table:table-cell>
          <table:table-cell table:number-columns-repeated="2"/>
          <table:table-cell office:value-type="float" office:value="324005.845528657" calcext:value-type="float">
            <text:p>324005.845528657</text:p>
          </table:table-cell>
        </table:table-row>
        <table:table-row table:style-name="ro1">
          <table:table-cell/>
          <table:table-cell office:value-type="float" office:value="266642.196186" calcext:value-type="float">
            <text:p>266642.196186</text:p>
          </table:table-cell>
          <table:table-cell table:number-columns-repeated="2"/>
          <table:table-cell office:value-type="float" office:value="403222.144754067" calcext:value-type="float">
            <text:p>403222.144754067</text:p>
          </table:table-cell>
        </table:table-row>
        <table:table-row table:style-name="ro1">
          <table:table-cell/>
          <table:table-cell office:value-type="float" office:value="232042.749888" calcext:value-type="float">
            <text:p>232042.749888</text:p>
          </table:table-cell>
          <table:table-cell table:number-columns-repeated="2"/>
          <table:table-cell office:value-type="float" office:value="344646.28974536" calcext:value-type="float">
            <text:p>344646.28974536</text:p>
          </table:table-cell>
        </table:table-row>
        <table:table-row table:style-name="ro1">
          <table:table-cell/>
          <table:table-cell office:value-type="float" office:value="231501.697549" calcext:value-type="float">
            <text:p>231501.697549</text:p>
          </table:table-cell>
          <table:table-cell table:number-columns-repeated="2"/>
          <table:table-cell office:value-type="float" office:value="342444.044151126" calcext:value-type="float">
            <text:p>342444.044151126</text:p>
          </table:table-cell>
        </table:table-row>
        <table:table-row table:style-name="ro1">
          <table:table-cell/>
          <table:table-cell office:value-type="float" office:value="259182.851929" calcext:value-type="float">
            <text:p>259182.851929</text:p>
          </table:table-cell>
          <table:table-cell table:number-columns-repeated="2"/>
          <table:table-cell office:value-type="float" office:value="387342.374808193" calcext:value-type="float">
            <text:p>387342.374808193</text:p>
          </table:table-cell>
        </table:table-row>
        <table:table-row table:style-name="ro1">
          <table:table-cell/>
          <table:table-cell office:value-type="float" office:value="240153.605206" calcext:value-type="float">
            <text:p>240153.605206</text:p>
          </table:table-cell>
          <table:table-cell table:number-columns-repeated="2"/>
          <table:table-cell office:value-type="float" office:value="354714.95443417" calcext:value-type="float">
            <text:p>354714.95443417</text:p>
          </table:table-cell>
        </table:table-row>
        <table:table-row table:style-name="ro1">
          <table:table-cell/>
          <table:table-cell office:value-type="float" office:value="212935.664383" calcext:value-type="float">
            <text:p>212935.664383</text:p>
          </table:table-cell>
          <table:table-cell table:number-columns-repeated="2"/>
          <table:table-cell office:value-type="float" office:value="313268.424888424" calcext:value-type="float">
            <text:p>313268.424888424</text:p>
          </table:table-cell>
        </table:table-row>
        <table:table-row table:style-name="ro1">
          <table:table-cell/>
          <table:table-cell office:value-type="float" office:value="249393.564891" calcext:value-type="float">
            <text:p>249393.564891</text:p>
          </table:table-cell>
          <table:table-cell table:number-columns-repeated="2"/>
          <table:table-cell office:value-type="float" office:value="368929.463757324" calcext:value-type="float">
            <text:p>368929.463757324</text:p>
          </table:table-cell>
        </table:table-row>
        <table:table-row table:style-name="ro1">
          <table:table-cell/>
          <table:table-cell office:value-type="float" office:value="230129.579333" calcext:value-type="float">
            <text:p>230129.579333</text:p>
          </table:table-cell>
          <table:table-cell table:number-columns-repeated="2"/>
          <table:table-cell office:value-type="float" office:value="337322.063539689" calcext:value-type="float">
            <text:p>337322.063539689</text:p>
          </table:table-cell>
        </table:table-row>
        <table:table-row table:style-name="ro1">
          <table:table-cell/>
          <table:table-cell office:value-type="float" office:value="236962.146312" calcext:value-type="float">
            <text:p>236962.146312</text:p>
          </table:table-cell>
          <table:table-cell table:number-columns-repeated="2"/>
          <table:table-cell office:value-type="float" office:value="351474.335805635" calcext:value-type="float">
            <text:p>351474.335805635</text:p>
          </table:table-cell>
        </table:table-row>
        <table:table-row table:style-name="ro1">
          <table:table-cell/>
          <table:table-cell office:value-type="float" office:value="241074.398461" calcext:value-type="float">
            <text:p>241074.398461</text:p>
          </table:table-cell>
          <table:table-cell table:number-columns-repeated="2"/>
          <table:table-cell office:value-type="float" office:value="369232.984900282" calcext:value-type="float">
            <text:p>369232.984900282</text:p>
          </table:table-cell>
        </table:table-row>
        <table:table-row table:style-name="ro1">
          <table:table-cell/>
          <table:table-cell office:value-type="float" office:value="257696.742678" calcext:value-type="float">
            <text:p>257696.742678</text:p>
          </table:table-cell>
          <table:table-cell table:number-columns-repeated="2"/>
          <table:table-cell office:value-type="float" office:value="385277.894824363" calcext:value-type="float">
            <text:p>385277.894824363</text:p>
          </table:table-cell>
        </table:table-row>
        <table:table-row table:style-name="ro1">
          <table:table-cell/>
          <table:table-cell office:value-type="float" office:value="230740.345222" calcext:value-type="float">
            <text:p>230740.345222</text:p>
          </table:table-cell>
          <table:table-cell table:number-columns-repeated="2"/>
          <table:table-cell office:value-type="float" office:value="342966.54833081" calcext:value-type="float">
            <text:p>342966.54833081</text:p>
          </table:table-cell>
        </table:table-row>
        <table:table-row table:style-name="ro1">
          <table:table-cell/>
          <table:table-cell office:value-type="float" office:value="209741.092325" calcext:value-type="float">
            <text:p>209741.092325</text:p>
          </table:table-cell>
          <table:table-cell table:number-columns-repeated="2"/>
          <table:table-cell office:value-type="float" office:value="309296.235144156" calcext:value-type="float">
            <text:p>309296.235144156</text:p>
          </table:table-cell>
        </table:table-row>
        <table:table-row table:style-name="ro1">
          <table:table-cell/>
          <table:table-cell office:value-type="float" office:value="245915.235351" calcext:value-type="float">
            <text:p>245915.235351</text:p>
          </table:table-cell>
          <table:table-cell table:number-columns-repeated="2"/>
          <table:table-cell office:value-type="float" office:value="361996.081479171" calcext:value-type="float">
            <text:p>361996.081479171</text:p>
          </table:table-cell>
        </table:table-row>
        <table:table-row table:style-name="ro1">
          <table:table-cell/>
          <table:table-cell office:value-type="float" office:value="238243.67241" calcext:value-type="float">
            <text:p>238243.67241</text:p>
          </table:table-cell>
          <table:table-cell table:number-columns-repeated="2"/>
          <table:table-cell office:value-type="float" office:value="358277.176468599" calcext:value-type="float">
            <text:p>358277.176468599</text:p>
          </table:table-cell>
        </table:table-row>
        <table:table-row table:style-name="ro1">
          <table:table-cell/>
          <table:table-cell office:value-type="float" office:value="251606.162434" calcext:value-type="float">
            <text:p>251606.162434</text:p>
          </table:table-cell>
          <table:table-cell table:number-columns-repeated="2"/>
          <table:table-cell office:value-type="float" office:value="367640.029238626" calcext:value-type="float">
            <text:p>367640.029238626</text:p>
          </table:table-cell>
        </table:table-row>
        <table:table-row table:style-name="ro1">
          <table:table-cell/>
          <table:table-cell office:value-type="float" office:value="253285.347111" calcext:value-type="float">
            <text:p>253285.347111</text:p>
          </table:table-cell>
          <table:table-cell table:number-columns-repeated="2"/>
          <table:table-cell office:value-type="float" office:value="377394.235307121" calcext:value-type="float">
            <text:p>377394.235307121</text:p>
          </table:table-cell>
        </table:table-row>
        <table:table-row table:style-name="ro1">
          <table:table-cell/>
          <table:table-cell office:value-type="float" office:value="238928.603339" calcext:value-type="float">
            <text:p>238928.603339</text:p>
          </table:table-cell>
          <table:table-cell table:number-columns-repeated="2"/>
          <table:table-cell office:value-type="float" office:value="352200.743979508" calcext:value-type="float">
            <text:p>352200.743979508</text:p>
          </table:table-cell>
        </table:table-row>
        <table:table-row table:style-name="ro1">
          <table:table-cell/>
          <table:table-cell office:value-type="float" office:value="233894.749186" calcext:value-type="float">
            <text:p>233894.749186</text:p>
          </table:table-cell>
          <table:table-cell table:number-columns-repeated="2"/>
          <table:table-cell office:value-type="float" office:value="348253.167989371" calcext:value-type="float">
            <text:p>348253.167989371</text:p>
          </table:table-cell>
        </table:table-row>
        <table:table-row table:style-name="ro1">
          <table:table-cell/>
          <table:table-cell office:value-type="float" office:value="280335.996639" calcext:value-type="float">
            <text:p>280335.996639</text:p>
          </table:table-cell>
          <table:table-cell table:number-columns-repeated="2"/>
          <table:table-cell office:value-type="float" office:value="414654.180983594" calcext:value-type="float">
            <text:p>414654.180983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8:42:07.990720061</meta:creation-date>
    <dc:date>2017-06-25T21:25:35.796214435</dc:date>
    <meta:editing-duration>PT2H12M22S</meta:editing-duration>
    <meta:editing-cycles>14</meta:editing-cycles>
    <meta:generator>LibreOffice/5.1.6.2$Linux_X86_64 LibreOffice_project/10m0$Build-2</meta:generator>
    <meta:document-statistic meta:table-count="2" meta:cell-count="1139" meta:object-count="0"/>
  </office:meta>
</office:document-meta>
</file>